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7.0583in" fo:margin-left="-0.0896in" fo:break-before="auto" fo:break-after="auto" table:align="left" fo:keep-with-next="auto" style:may-break-between-rows="true"/>
    </style:style>
    <style:style style:name="Таблица1.A" style:family="table-column">
      <style:table-column-properties style:column-width="1.5313in"/>
    </style:style>
    <style:style style:name="Таблица1.B" style:family="table-column">
      <style:table-column-properties style:column-width="1.1354in"/>
    </style:style>
    <style:style style:name="Таблица1.C" style:family="table-column">
      <style:table-column-properties style:column-width="1.0521in"/>
    </style:style>
    <style:style style:name="Таблица1.D" style:family="table-column">
      <style:table-column-properties style:column-width="1.1979in"/>
    </style:style>
    <style:style style:name="Таблица1.E" style:family="table-column">
      <style:table-column-properties style:column-width="1.0833in"/>
    </style:style>
    <style:style style:name="Таблица1.F" style:family="table-column">
      <style:table-column-properties style:column-width="1.0583in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background-color="#cc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ffff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а1.F1" style:family="table-cell">
      <style:table-cell-properties fo:background-color="#ffffcc" fo:padding="0.0382in" fo:border="0.05pt solid #000000">
        <style:background-image/>
      </style:table-cell-properties>
    </style:style>
    <style:style style:name="Таблица1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none" fo:border-top="none" fo:border-bottom="0.05pt solid #000000"/>
    </style:style>
    <style:style style:name="Таблица1.F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382in" fo:border-left="0.05pt solid #000000" fo:border-right="none" fo:border-top="none" fo:border-bottom="0.05pt solid #000000"/>
    </style:style>
    <style:style style:name="Таблица1.C3" style:family="table-cell">
      <style:table-cell-properties fo:padding="0.0382in" fo:border-left="0.05pt solid #000000" fo:border-right="none" fo:border-top="none" fo:border-bottom="0.05pt solid #000000"/>
    </style:style>
    <style:style style:name="Таблица1.D3" style:family="table-cell">
      <style:table-cell-properties fo:padding="0.0382in" fo:border-left="0.05pt solid #000000" fo:border-right="none" fo:border-top="none" fo:border-bottom="0.05pt solid #000000"/>
    </style:style>
    <style:style style:name="Таблица1.E3" style:family="table-cell">
      <style:table-cell-properties fo:padding="0.0382in" fo:border-left="0.05pt solid #000000" fo:border-right="none" fo:border-top="none" fo:border-bottom="0.05pt solid #000000"/>
    </style:style>
    <style:style style:name="Таблица1.F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382in" fo:border-left="0.05pt solid #000000" fo:border-right="none" fo:border-top="none" fo:border-bottom="0.05pt solid #000000"/>
    </style:style>
    <style:style style:name="Таблица1.C4" style:family="table-cell">
      <style:table-cell-properties fo:padding="0.0382in" fo:border-left="0.05pt solid #000000" fo:border-right="none" fo:border-top="none" fo:border-bottom="0.05pt solid #000000"/>
    </style:style>
    <style:style style:name="Таблица1.D4" style:family="table-cell">
      <style:table-cell-properties fo:padding="0.0382in" fo:border-left="0.05pt solid #000000" fo:border-right="none" fo:border-top="none" fo:border-bottom="0.05pt solid #000000"/>
    </style:style>
    <style:style style:name="Таблица1.E4" style:family="table-cell">
      <style:table-cell-properties fo:padding="0.0382in" fo:border-left="0.05pt solid #000000" fo:border-right="none" fo:border-top="none" fo:border-bottom="0.05pt solid #000000"/>
    </style:style>
    <style:style style:name="Таблица1.F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382in" fo:border-left="0.05pt solid #000000" fo:border-right="none" fo:border-top="none" fo:border-bottom="0.05pt solid #000000"/>
    </style:style>
    <style:style style:name="Таблица1.C5" style:family="table-cell">
      <style:table-cell-properties fo:padding="0.0382in" fo:border-left="0.05pt solid #000000" fo:border-right="none" fo:border-top="none" fo:border-bottom="0.05pt solid #000000"/>
    </style:style>
    <style:style style:name="Таблица1.D5" style:family="table-cell">
      <style:table-cell-properties fo:padding="0.0382in" fo:border-left="0.05pt solid #000000" fo:border-right="none" fo:border-top="none" fo:border-bottom="0.05pt solid #000000"/>
    </style:style>
    <style:style style:name="Таблица1.E5" style:family="table-cell">
      <style:table-cell-properties fo:padding="0.0382in" fo:border-left="0.05pt solid #000000" fo:border-right="none" fo:border-top="none" fo:border-bottom="0.05pt solid #000000"/>
    </style:style>
    <style:style style:name="Таблица1.F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382in" fo:border-left="0.05pt solid #000000" fo:border-right="none" fo:border-top="none" fo:border-bottom="0.05pt solid #000000"/>
    </style:style>
    <style:style style:name="Таблица1.C6" style:family="table-cell">
      <style:table-cell-properties fo:padding="0.0382in" fo:border-left="0.05pt solid #000000" fo:border-right="none" fo:border-top="none" fo:border-bottom="0.05pt solid #000000"/>
    </style:style>
    <style:style style:name="Таблица1.D6" style:family="table-cell">
      <style:table-cell-properties fo:padding="0.0382in" fo:border-left="0.05pt solid #000000" fo:border-right="none" fo:border-top="none" fo:border-bottom="0.05pt solid #000000"/>
    </style:style>
    <style:style style:name="Таблица1.E6" style:family="table-cell">
      <style:table-cell-properties fo:padding="0.0382in" fo:border-left="0.05pt solid #000000" fo:border-right="none" fo:border-top="none" fo:border-bottom="0.05pt solid #000000"/>
    </style:style>
    <style:style style:name="Таблица1.F6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382in" fo:border-left="0.05pt solid #000000" fo:border-right="none" fo:border-top="none" fo:border-bottom="0.05pt solid #000000"/>
    </style:style>
    <style:style style:name="Таблица1.C7" style:family="table-cell">
      <style:table-cell-properties fo:padding="0.0382in" fo:border-left="0.05pt solid #000000" fo:border-right="none" fo:border-top="none" fo:border-bottom="0.05pt solid #000000"/>
    </style:style>
    <style:style style:name="Таблица1.D7" style:family="table-cell">
      <style:table-cell-properties fo:padding="0.0382in" fo:border-left="0.05pt solid #000000" fo:border-right="none" fo:border-top="none" fo:border-bottom="0.05pt solid #000000"/>
    </style:style>
    <style:style style:name="Таблица1.E7" style:family="table-cell">
      <style:table-cell-properties fo:padding="0.0382in" fo:border-left="0.05pt solid #000000" fo:border-right="none" fo:border-top="none" fo:border-bottom="0.05pt solid #000000"/>
    </style:style>
    <style:style style:name="Таблица1.F7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382in" fo:border-left="0.05pt solid #000000" fo:border-right="none" fo:border-top="none" fo:border-bottom="0.05pt solid #000000"/>
    </style:style>
    <style:style style:name="Таблица1.C8" style:family="table-cell">
      <style:table-cell-properties fo:padding="0.0382in" fo:border-left="0.05pt solid #000000" fo:border-right="none" fo:border-top="none" fo:border-bottom="0.05pt solid #000000"/>
    </style:style>
    <style:style style:name="Таблица1.D8" style:family="table-cell">
      <style:table-cell-properties fo:padding="0.0382in" fo:border-left="0.05pt solid #000000" fo:border-right="none" fo:border-top="none" fo:border-bottom="0.05pt solid #000000"/>
    </style:style>
    <style:style style:name="Таблица1.E8" style:family="table-cell">
      <style:table-cell-properties fo:padding="0.0382in" fo:border-left="0.05pt solid #000000" fo:border-right="none" fo:border-top="none" fo:border-bottom="0.05pt solid #000000"/>
    </style:style>
    <style:style style:name="Таблица1.F8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382in" fo:border-left="0.05pt solid #000000" fo:border-right="none" fo:border-top="none" fo:border-bottom="0.05pt solid #000000"/>
    </style:style>
    <style:style style:name="Таблица1.C9" style:family="table-cell">
      <style:table-cell-properties fo:padding="0.0382in" fo:border-left="0.05pt solid #000000" fo:border-right="none" fo:border-top="none" fo:border-bottom="0.05pt solid #000000"/>
    </style:style>
    <style:style style:name="Таблица1.D9" style:family="table-cell">
      <style:table-cell-properties fo:padding="0.0382in" fo:border-left="0.05pt solid #000000" fo:border-right="none" fo:border-top="none" fo:border-bottom="0.05pt solid #000000"/>
    </style:style>
    <style:style style:name="Таблица1.E9" style:family="table-cell">
      <style:table-cell-properties fo:padding="0.0382in" fo:border-left="0.05pt solid #000000" fo:border-right="none" fo:border-top="none" fo:border-bottom="0.05pt solid #000000"/>
    </style:style>
    <style:style style:name="Таблица1.F9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1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Таблица1.F1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Таблица1.B24" style:family="table-cell">
      <style:table-cell-properties fo:padding="0.0382in" fo:border-left="0.05pt solid #000000" fo:border-right="none" fo:border-top="none" fo:border-bottom="0.05pt solid #000000"/>
    </style:style>
    <style:style style:name="Таблица1.C24" style:family="table-cell">
      <style:table-cell-properties fo:padding="0.0382in" fo:border-left="0.05pt solid #000000" fo:border-right="none" fo:border-top="none" fo:border-bottom="0.05pt solid #000000"/>
    </style:style>
    <style:style style:name="Таблица1.D24" style:family="table-cell">
      <style:table-cell-properties fo:padding="0.0382in" fo:border-left="0.05pt solid #000000" fo:border-right="none" fo:border-top="none" fo:border-bottom="0.05pt solid #000000"/>
    </style:style>
    <style:style style:name="Таблица1.E24" style:family="table-cell">
      <style:table-cell-properties fo:padding="0.0382in" fo:border-left="0.05pt solid #000000" fo:border-right="none" fo:border-top="none" fo:border-bottom="0.05pt solid #000000"/>
    </style:style>
    <style:style style:name="Таблица1.F2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382in" fo:border-left="0.05pt solid #000000" fo:border-right="none" fo:border-top="none" fo:border-bottom="0.05pt solid #000000"/>
    </style:style>
    <style:style style:name="Таблица1.C25" style:family="table-cell">
      <style:table-cell-properties fo:padding="0.0382in" fo:border-left="0.05pt solid #000000" fo:border-right="none" fo:border-top="none" fo:border-bottom="0.05pt solid #000000"/>
    </style:style>
    <style:style style:name="Таблица1.D25" style:family="table-cell">
      <style:table-cell-properties fo:padding="0.0382in" fo:border-left="0.05pt solid #000000" fo:border-right="none" fo:border-top="none" fo:border-bottom="0.05pt solid #000000"/>
    </style:style>
    <style:style style:name="Таблица1.E25" style:family="table-cell">
      <style:table-cell-properties fo:padding="0.0382in" fo:border-left="0.05pt solid #000000" fo:border-right="none" fo:border-top="none" fo:border-bottom="0.05pt solid #000000"/>
    </style:style>
    <style:style style:name="Таблица1.F2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382in" fo:border-left="0.05pt solid #000000" fo:border-right="none" fo:border-top="none" fo:border-bottom="0.05pt solid #000000"/>
    </style:style>
    <style:style style:name="Таблица1.C26" style:family="table-cell">
      <style:table-cell-properties fo:padding="0.0382in" fo:border-left="0.05pt solid #000000" fo:border-right="none" fo:border-top="none" fo:border-bottom="0.05pt solid #000000"/>
    </style:style>
    <style:style style:name="Таблица1.D26" style:family="table-cell">
      <style:table-cell-properties fo:padding="0.0382in" fo:border-left="0.05pt solid #000000" fo:border-right="none" fo:border-top="none" fo:border-bottom="0.05pt solid #000000"/>
    </style:style>
    <style:style style:name="Таблица1.E26" style:family="table-cell">
      <style:table-cell-properties fo:padding="0.0382in" fo:border-left="0.05pt solid #000000" fo:border-right="none" fo:border-top="none" fo:border-bottom="0.05pt solid #000000"/>
    </style:style>
    <style:style style:name="Таблица1.F26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382in" fo:border-left="0.05pt solid #000000" fo:border-right="none" fo:border-top="none" fo:border-bottom="0.05pt solid #000000"/>
    </style:style>
    <style:style style:name="Таблица1.C27" style:family="table-cell">
      <style:table-cell-properties fo:padding="0.0382in" fo:border-left="0.05pt solid #000000" fo:border-right="none" fo:border-top="none" fo:border-bottom="0.05pt solid #000000"/>
    </style:style>
    <style:style style:name="Таблица1.D27" style:family="table-cell">
      <style:table-cell-properties fo:padding="0.0382in" fo:border-left="0.05pt solid #000000" fo:border-right="none" fo:border-top="none" fo:border-bottom="0.05pt solid #000000"/>
    </style:style>
    <style:style style:name="Таблица1.E27" style:family="table-cell">
      <style:table-cell-properties fo:padding="0.0382in" fo:border-left="0.05pt solid #000000" fo:border-right="none" fo:border-top="none" fo:border-bottom="0.05pt solid #000000"/>
    </style:style>
    <style:style style:name="Таблица1.F27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382in" fo:border-left="0.05pt solid #000000" fo:border-right="none" fo:border-top="none" fo:border-bottom="0.05pt solid #000000"/>
    </style:style>
    <style:style style:name="Таблица1.C28" style:family="table-cell">
      <style:table-cell-properties fo:padding="0.0382in" fo:border-left="0.05pt solid #000000" fo:border-right="none" fo:border-top="none" fo:border-bottom="0.05pt solid #000000"/>
    </style:style>
    <style:style style:name="Таблица1.D28" style:family="table-cell">
      <style:table-cell-properties fo:padding="0.0382in" fo:border-left="0.05pt solid #000000" fo:border-right="none" fo:border-top="none" fo:border-bottom="0.05pt solid #000000"/>
    </style:style>
    <style:style style:name="Таблица1.E28" style:family="table-cell">
      <style:table-cell-properties fo:padding="0.0382in" fo:border-left="0.05pt solid #000000" fo:border-right="none" fo:border-top="none" fo:border-bottom="0.05pt solid #000000"/>
    </style:style>
    <style:style style:name="Таблица1.F28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382in" fo:border-left="0.05pt solid #000000" fo:border-right="none" fo:border-top="none" fo:border-bottom="0.05pt solid #000000"/>
    </style:style>
    <style:style style:name="Таблица1.C29" style:family="table-cell">
      <style:table-cell-properties fo:padding="0.0382in" fo:border-left="0.05pt solid #000000" fo:border-right="none" fo:border-top="none" fo:border-bottom="0.05pt solid #000000"/>
    </style:style>
    <style:style style:name="Таблица1.D29" style:family="table-cell">
      <style:table-cell-properties fo:padding="0.0382in" fo:border-left="0.05pt solid #000000" fo:border-right="none" fo:border-top="none" fo:border-bottom="0.05pt solid #000000"/>
    </style:style>
    <style:style style:name="Таблица1.E29" style:family="table-cell">
      <style:table-cell-properties fo:padding="0.0382in" fo:border-left="0.05pt solid #000000" fo:border-right="none" fo:border-top="none" fo:border-bottom="0.05pt solid #000000"/>
    </style:style>
    <style:style style:name="Таблица1.F29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30" style:family="table-cell">
      <style:table-cell-properties fo:padding="0.0382in" fo:border-left="0.05pt solid #000000" fo:border-right="none" fo:border-top="none" fo:border-bottom="0.05pt solid #000000"/>
    </style:style>
    <style:style style:name="Таблица1.C30" style:family="table-cell">
      <style:table-cell-properties fo:padding="0.0382in" fo:border-left="0.05pt solid #000000" fo:border-right="none" fo:border-top="none" fo:border-bottom="0.05pt solid #000000"/>
    </style:style>
    <style:style style:name="Таблица1.D30" style:family="table-cell">
      <style:table-cell-properties fo:padding="0.0382in" fo:border-left="0.05pt solid #000000" fo:border-right="none" fo:border-top="none" fo:border-bottom="0.05pt solid #000000"/>
    </style:style>
    <style:style style:name="Таблица1.E30" style:family="table-cell">
      <style:table-cell-properties fo:padding="0.0382in" fo:border-left="0.05pt solid #000000" fo:border-right="none" fo:border-top="none" fo:border-bottom="0.05pt solid #000000"/>
    </style:style>
    <style:style style:name="Таблица1.F30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31" style:family="table-cell">
      <style:table-cell-properties fo:padding="0.0382in" fo:border-left="0.05pt solid #000000" fo:border-right="none" fo:border-top="none" fo:border-bottom="0.05pt solid #000000"/>
    </style:style>
    <style:style style:name="Таблица1.C31" style:family="table-cell">
      <style:table-cell-properties fo:padding="0.0382in" fo:border-left="0.05pt solid #000000" fo:border-right="none" fo:border-top="none" fo:border-bottom="0.05pt solid #000000"/>
    </style:style>
    <style:style style:name="Таблица1.D31" style:family="table-cell">
      <style:table-cell-properties fo:padding="0.0382in" fo:border-left="0.05pt solid #000000" fo:border-right="none" fo:border-top="none" fo:border-bottom="0.05pt solid #000000"/>
    </style:style>
    <style:style style:name="Таблица1.E31" style:family="table-cell">
      <style:table-cell-properties fo:padding="0.0382in" fo:border-left="0.05pt solid #000000" fo:border-right="none" fo:border-top="none" fo:border-bottom="0.05pt solid #000000"/>
    </style:style>
    <style:style style:name="Таблица1.F31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32" style:family="table-cell">
      <style:table-cell-properties fo:padding="0.0382in" fo:border-left="0.05pt solid #000000" fo:border-right="none" fo:border-top="none" fo:border-bottom="0.05pt solid #000000"/>
    </style:style>
    <style:style style:name="Таблица1.C32" style:family="table-cell">
      <style:table-cell-properties fo:padding="0.0382in" fo:border-left="0.05pt solid #000000" fo:border-right="none" fo:border-top="none" fo:border-bottom="0.05pt solid #000000"/>
    </style:style>
    <style:style style:name="Таблица1.D32" style:family="table-cell">
      <style:table-cell-properties fo:padding="0.0382in" fo:border-left="0.05pt solid #000000" fo:border-right="none" fo:border-top="none" fo:border-bottom="0.05pt solid #000000"/>
    </style:style>
    <style:style style:name="Таблица1.E32" style:family="table-cell">
      <style:table-cell-properties fo:padding="0.0382in" fo:border-left="0.05pt solid #000000" fo:border-right="none" fo:border-top="none" fo:border-bottom="0.05pt solid #000000"/>
    </style:style>
    <style:style style:name="Таблица1.F3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33" style:family="table-cell">
      <style:table-cell-properties fo:padding="0.0382in" fo:border-left="0.05pt solid #000000" fo:border-right="none" fo:border-top="none" fo:border-bottom="0.05pt solid #000000"/>
    </style:style>
    <style:style style:name="Таблица1.C33" style:family="table-cell">
      <style:table-cell-properties fo:padding="0.0382in" fo:border-left="0.05pt solid #000000" fo:border-right="none" fo:border-top="none" fo:border-bottom="0.05pt solid #000000"/>
    </style:style>
    <style:style style:name="Таблица1.D33" style:family="table-cell">
      <style:table-cell-properties fo:padding="0.0382in" fo:border-left="0.05pt solid #000000" fo:border-right="none" fo:border-top="none" fo:border-bottom="0.05pt solid #000000"/>
    </style:style>
    <style:style style:name="Таблица1.E33" style:family="table-cell">
      <style:table-cell-properties fo:padding="0.0382in" fo:border-left="0.05pt solid #000000" fo:border-right="none" fo:border-top="none" fo:border-bottom="0.05pt solid #000000"/>
    </style:style>
    <style:style style:name="Таблица1.F3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34" style:family="table-cell">
      <style:table-cell-properties fo:padding="0.0382in" fo:border-left="0.05pt solid #000000" fo:border-right="none" fo:border-top="none" fo:border-bottom="0.05pt solid #000000"/>
    </style:style>
    <style:style style:name="Таблица1.C34" style:family="table-cell">
      <style:table-cell-properties fo:padding="0.0382in" fo:border-left="0.05pt solid #000000" fo:border-right="none" fo:border-top="none" fo:border-bottom="0.05pt solid #000000"/>
    </style:style>
    <style:style style:name="Таблица1.D34" style:family="table-cell">
      <style:table-cell-properties fo:padding="0.0382in" fo:border-left="0.05pt solid #000000" fo:border-right="none" fo:border-top="none" fo:border-bottom="0.05pt solid #000000"/>
    </style:style>
    <style:style style:name="Таблица1.E34" style:family="table-cell">
      <style:table-cell-properties fo:padding="0.0382in" fo:border-left="0.05pt solid #000000" fo:border-right="none" fo:border-top="none" fo:border-bottom="0.05pt solid #000000"/>
    </style:style>
    <style:style style:name="Таблица1.F3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35" style:family="table-cell">
      <style:table-cell-properties fo:padding="0.0382in" fo:border-left="0.05pt solid #000000" fo:border-right="none" fo:border-top="none" fo:border-bottom="0.05pt solid #000000"/>
    </style:style>
    <style:style style:name="Таблица1.C35" style:family="table-cell">
      <style:table-cell-properties fo:padding="0.0382in" fo:border-left="0.05pt solid #000000" fo:border-right="none" fo:border-top="none" fo:border-bottom="0.05pt solid #000000"/>
    </style:style>
    <style:style style:name="Таблица1.D35" style:family="table-cell">
      <style:table-cell-properties fo:padding="0.0382in" fo:border-left="0.05pt solid #000000" fo:border-right="none" fo:border-top="none" fo:border-bottom="0.05pt solid #000000"/>
    </style:style>
    <style:style style:name="Таблица1.E35" style:family="table-cell">
      <style:table-cell-properties fo:padding="0.0382in" fo:border-left="0.05pt solid #000000" fo:border-right="none" fo:border-top="none" fo:border-bottom="0.05pt solid #000000"/>
    </style:style>
    <style:style style:name="Таблица1.F3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36" style:family="table-cell">
      <style:table-cell-properties fo:padding="0.0382in" fo:border-left="0.05pt solid #000000" fo:border-right="none" fo:border-top="none" fo:border-bottom="0.05pt solid #000000"/>
    </style:style>
    <style:style style:name="Таблица1.C36" style:family="table-cell">
      <style:table-cell-properties fo:padding="0.0382in" fo:border-left="0.05pt solid #000000" fo:border-right="none" fo:border-top="none" fo:border-bottom="0.05pt solid #000000"/>
    </style:style>
    <style:style style:name="Таблица1.D36" style:family="table-cell">
      <style:table-cell-properties fo:padding="0.0382in" fo:border-left="0.05pt solid #000000" fo:border-right="none" fo:border-top="none" fo:border-bottom="0.05pt solid #000000"/>
    </style:style>
    <style:style style:name="Таблица1.E36" style:family="table-cell">
      <style:table-cell-properties fo:padding="0.0382in" fo:border-left="0.05pt solid #000000" fo:border-right="none" fo:border-top="none" fo:border-bottom="0.05pt solid #000000"/>
    </style:style>
    <style:style style:name="Таблица1.F36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37" style:family="table-cell">
      <style:table-cell-properties fo:padding="0.0382in" fo:border-left="0.05pt solid #000000" fo:border-right="none" fo:border-top="none" fo:border-bottom="0.05pt solid #000000"/>
    </style:style>
    <style:style style:name="Таблица1.C37" style:family="table-cell">
      <style:table-cell-properties fo:padding="0.0382in" fo:border-left="0.05pt solid #000000" fo:border-right="none" fo:border-top="none" fo:border-bottom="0.05pt solid #000000"/>
    </style:style>
    <style:style style:name="Таблица1.D37" style:family="table-cell">
      <style:table-cell-properties fo:padding="0.0382in" fo:border-left="0.05pt solid #000000" fo:border-right="none" fo:border-top="none" fo:border-bottom="0.05pt solid #000000"/>
    </style:style>
    <style:style style:name="Таблица1.E37" style:family="table-cell">
      <style:table-cell-properties fo:padding="0.0382in" fo:border-left="0.05pt solid #000000" fo:border-right="none" fo:border-top="none" fo:border-bottom="0.05pt solid #000000"/>
    </style:style>
    <style:style style:name="Таблица1.F37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38" style:family="table-cell">
      <style:table-cell-properties fo:padding="0.0382in" fo:border-left="0.05pt solid #000000" fo:border-right="none" fo:border-top="none" fo:border-bottom="0.05pt solid #000000"/>
    </style:style>
    <style:style style:name="Таблица1.C38" style:family="table-cell">
      <style:table-cell-properties fo:padding="0.0382in" fo:border-left="0.05pt solid #000000" fo:border-right="none" fo:border-top="none" fo:border-bottom="0.05pt solid #000000"/>
    </style:style>
    <style:style style:name="Таблица1.D38" style:family="table-cell">
      <style:table-cell-properties fo:padding="0.0382in" fo:border-left="0.05pt solid #000000" fo:border-right="none" fo:border-top="none" fo:border-bottom="0.05pt solid #000000"/>
    </style:style>
    <style:style style:name="Таблица1.E38" style:family="table-cell">
      <style:table-cell-properties fo:padding="0.0382in" fo:border-left="0.05pt solid #000000" fo:border-right="none" fo:border-top="none" fo:border-bottom="0.05pt solid #000000"/>
    </style:style>
    <style:style style:name="Таблица1.F38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39" style:family="table-cell">
      <style:table-cell-properties fo:padding="0.0382in" fo:border-left="0.05pt solid #000000" fo:border-right="none" fo:border-top="none" fo:border-bottom="0.05pt solid #000000"/>
    </style:style>
    <style:style style:name="Таблица1.C39" style:family="table-cell">
      <style:table-cell-properties fo:padding="0.0382in" fo:border-left="0.05pt solid #000000" fo:border-right="none" fo:border-top="none" fo:border-bottom="0.05pt solid #000000"/>
    </style:style>
    <style:style style:name="Таблица1.D39" style:family="table-cell">
      <style:table-cell-properties fo:padding="0.0382in" fo:border-left="0.05pt solid #000000" fo:border-right="none" fo:border-top="none" fo:border-bottom="0.05pt solid #000000"/>
    </style:style>
    <style:style style:name="Таблица1.E39" style:family="table-cell">
      <style:table-cell-properties fo:padding="0.0382in" fo:border-left="0.05pt solid #000000" fo:border-right="none" fo:border-top="none" fo:border-bottom="0.05pt solid #000000"/>
    </style:style>
    <style:style style:name="Таблица1.F39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40" style:family="table-cell">
      <style:table-cell-properties fo:padding="0.0382in" fo:border-left="0.05pt solid #000000" fo:border-right="none" fo:border-top="none" fo:border-bottom="0.05pt solid #000000"/>
    </style:style>
    <style:style style:name="Таблица1.C40" style:family="table-cell">
      <style:table-cell-properties fo:padding="0.0382in" fo:border-left="0.05pt solid #000000" fo:border-right="none" fo:border-top="none" fo:border-bottom="0.05pt solid #000000"/>
    </style:style>
    <style:style style:name="Таблица1.D40" style:family="table-cell">
      <style:table-cell-properties fo:padding="0.0382in" fo:border-left="0.05pt solid #000000" fo:border-right="none" fo:border-top="none" fo:border-bottom="0.05pt solid #000000"/>
    </style:style>
    <style:style style:name="Таблица1.E40" style:family="table-cell">
      <style:table-cell-properties fo:padding="0.0382in" fo:border-left="0.05pt solid #000000" fo:border-right="none" fo:border-top="none" fo:border-bottom="0.05pt solid #000000"/>
    </style:style>
    <style:style style:name="Таблица1.F40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41" style:family="table-cell">
      <style:table-cell-properties fo:padding="0.0382in" fo:border-left="0.05pt solid #000000" fo:border-right="none" fo:border-top="none" fo:border-bottom="0.05pt solid #000000"/>
    </style:style>
    <style:style style:name="Таблица1.C41" style:family="table-cell">
      <style:table-cell-properties fo:padding="0.0382in" fo:border-left="0.05pt solid #000000" fo:border-right="none" fo:border-top="none" fo:border-bottom="0.05pt solid #000000"/>
    </style:style>
    <style:style style:name="Таблица1.D41" style:family="table-cell">
      <style:table-cell-properties fo:padding="0.0382in" fo:border-left="0.05pt solid #000000" fo:border-right="none" fo:border-top="none" fo:border-bottom="0.05pt solid #000000"/>
    </style:style>
    <style:style style:name="Таблица1.E41" style:family="table-cell">
      <style:table-cell-properties fo:padding="0.0382in" fo:border-left="0.05pt solid #000000" fo:border-right="none" fo:border-top="none" fo:border-bottom="0.05pt solid #000000"/>
    </style:style>
    <style:style style:name="Таблица1.F41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42" style:family="table-cell">
      <style:table-cell-properties fo:padding="0.0382in" fo:border-left="0.05pt solid #000000" fo:border-right="none" fo:border-top="none" fo:border-bottom="0.05pt solid #000000"/>
    </style:style>
    <style:style style:name="Таблица1.C42" style:family="table-cell">
      <style:table-cell-properties fo:padding="0.0382in" fo:border-left="0.05pt solid #000000" fo:border-right="none" fo:border-top="none" fo:border-bottom="0.05pt solid #000000"/>
    </style:style>
    <style:style style:name="Таблица1.D42" style:family="table-cell">
      <style:table-cell-properties fo:padding="0.0382in" fo:border-left="0.05pt solid #000000" fo:border-right="none" fo:border-top="none" fo:border-bottom="0.05pt solid #000000"/>
    </style:style>
    <style:style style:name="Таблица1.E42" style:family="table-cell">
      <style:table-cell-properties fo:padding="0.0382in" fo:border-left="0.05pt solid #000000" fo:border-right="none" fo:border-top="none" fo:border-bottom="0.05pt solid #000000"/>
    </style:style>
    <style:style style:name="Таблица1.F4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43" style:family="table-cell">
      <style:table-cell-properties fo:padding="0.0382in" fo:border-left="0.05pt solid #000000" fo:border-right="none" fo:border-top="none" fo:border-bottom="0.05pt solid #000000"/>
    </style:style>
    <style:style style:name="Таблица1.C43" style:family="table-cell">
      <style:table-cell-properties fo:padding="0.0382in" fo:border-left="0.05pt solid #000000" fo:border-right="none" fo:border-top="none" fo:border-bottom="0.05pt solid #000000"/>
    </style:style>
    <style:style style:name="Таблица1.D43" style:family="table-cell">
      <style:table-cell-properties fo:padding="0.0382in" fo:border-left="0.05pt solid #000000" fo:border-right="none" fo:border-top="none" fo:border-bottom="0.05pt solid #000000"/>
    </style:style>
    <style:style style:name="Таблица1.E43" style:family="table-cell">
      <style:table-cell-properties fo:padding="0.0382in" fo:border-left="0.05pt solid #000000" fo:border-right="none" fo:border-top="none" fo:border-bottom="0.05pt solid #000000"/>
    </style:style>
    <style:style style:name="Таблица1.F4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44" style:family="table-cell">
      <style:table-cell-properties fo:padding="0.0382in" fo:border-left="0.05pt solid #000000" fo:border-right="none" fo:border-top="none" fo:border-bottom="0.05pt solid #000000"/>
    </style:style>
    <style:style style:name="Таблица1.C44" style:family="table-cell">
      <style:table-cell-properties fo:padding="0.0382in" fo:border-left="0.05pt solid #000000" fo:border-right="none" fo:border-top="none" fo:border-bottom="0.05pt solid #000000"/>
    </style:style>
    <style:style style:name="Таблица1.D44" style:family="table-cell">
      <style:table-cell-properties fo:padding="0.0382in" fo:border-left="0.05pt solid #000000" fo:border-right="none" fo:border-top="none" fo:border-bottom="0.05pt solid #000000"/>
    </style:style>
    <style:style style:name="Таблица1.E44" style:family="table-cell">
      <style:table-cell-properties fo:padding="0.0382in" fo:border-left="0.05pt solid #000000" fo:border-right="none" fo:border-top="none" fo:border-bottom="0.05pt solid #000000"/>
    </style:style>
    <style:style style:name="Таблица1.F4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45" style:family="table-cell">
      <style:table-cell-properties fo:padding="0.0382in" fo:border-left="0.05pt solid #000000" fo:border-right="none" fo:border-top="none" fo:border-bottom="0.05pt solid #000000"/>
    </style:style>
    <style:style style:name="Таблица1.C45" style:family="table-cell">
      <style:table-cell-properties fo:padding="0.0382in" fo:border-left="0.05pt solid #000000" fo:border-right="none" fo:border-top="none" fo:border-bottom="0.05pt solid #000000"/>
    </style:style>
    <style:style style:name="Таблица1.D45" style:family="table-cell">
      <style:table-cell-properties fo:padding="0.0382in" fo:border-left="0.05pt solid #000000" fo:border-right="none" fo:border-top="none" fo:border-bottom="0.05pt solid #000000"/>
    </style:style>
    <style:style style:name="Таблица1.E45" style:family="table-cell">
      <style:table-cell-properties fo:padding="0.0382in" fo:border-left="0.05pt solid #000000" fo:border-right="none" fo:border-top="none" fo:border-bottom="0.05pt solid #000000"/>
    </style:style>
    <style:style style:name="Таблица1.F4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B46" style:family="table-cell">
      <style:table-cell-properties fo:padding="0.0382in" fo:border-left="0.05pt solid #000000" fo:border-right="none" fo:border-top="none" fo:border-bottom="0.05pt solid #000000"/>
    </style:style>
    <style:style style:name="Таблица1.C46" style:family="table-cell">
      <style:table-cell-properties fo:padding="0.0382in" fo:border-left="0.05pt solid #000000" fo:border-right="none" fo:border-top="none" fo:border-bottom="0.05pt solid #000000"/>
    </style:style>
    <style:style style:name="Таблица1.D46" style:family="table-cell">
      <style:table-cell-properties fo:padding="0.0382in" fo:border-left="0.05pt solid #000000" fo:border-right="none" fo:border-top="none" fo:border-bottom="0.05pt solid #000000"/>
    </style:style>
    <style:style style:name="Таблица1.E46" style:family="table-cell">
      <style:table-cell-properties fo:padding="0.0382in" fo:border-left="0.05pt solid #000000" fo:border-right="none" fo:border-top="none" fo:border-bottom="0.05pt solid #000000"/>
    </style:style>
    <style:style style:name="Таблица1.F4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e3cd" officeooo:paragraph-rsid="0011e3cd"/>
    </style:style>
    <style:style style:name="P2" style:family="paragraph" style:parent-style-name="Standard">
      <style:text-properties officeooo:rsid="0011e3cd" officeooo:paragraph-rsid="003ffd13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11e3cd" officeooo:paragraph-rsid="0011e3cd" style:font-style-asian="italic" style:font-style-complex="italic"/>
    </style:style>
    <style:style style:name="P4" style:family="paragraph" style:parent-style-name="Standard">
      <style:text-properties fo:font-weight="bold" officeooo:rsid="002322ce" officeooo:paragraph-rsid="002322ce" style:font-weight-asian="bold" style:font-weight-complex="bold"/>
    </style:style>
    <style:style style:name="P5" style:family="paragraph" style:parent-style-name="Standard">
      <style:text-properties fo:font-weight="bold" officeooo:rsid="003a7e17" officeooo:paragraph-rsid="003a7e17" fo:background-color="transparent" style:font-weight-asian="bold" style:font-weight-complex="bold"/>
    </style:style>
    <style:style style:name="P6" style:family="paragraph" style:parent-style-name="Standard">
      <style:text-properties officeooo:rsid="0037c9ce" officeooo:paragraph-rsid="0037c9ce" fo:background-color="transparent"/>
    </style:style>
    <style:style style:name="P7" style:family="paragraph" style:parent-style-name="Standard">
      <style:text-properties officeooo:rsid="0034697c" officeooo:paragraph-rsid="00393b24" fo:background-color="transparen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4e4eb4"/>
    </style:style>
    <style:style style:name="P10" style:family="paragraph" style:parent-style-name="Table_20_Contents">
      <style:paragraph-properties fo:text-align="center" style:justify-single-word="false"/>
      <style:text-properties officeooo:rsid="002322ce" officeooo:paragraph-rsid="002ccddc"/>
    </style:style>
    <style:style style:name="P11" style:family="paragraph" style:parent-style-name="Table_20_Contents">
      <style:paragraph-properties fo:text-align="center" style:justify-single-word="false"/>
      <style:text-properties officeooo:rsid="002322ce" officeooo:paragraph-rsid="00341765"/>
    </style:style>
    <style:style style:name="P12" style:family="paragraph" style:parent-style-name="Table_20_Contents">
      <style:paragraph-properties fo:text-align="center" style:justify-single-word="false"/>
      <style:text-properties officeooo:rsid="002322ce" officeooo:paragraph-rsid="0033aeaa"/>
    </style:style>
    <style:style style:name="P13" style:family="paragraph" style:parent-style-name="Table_20_Contents">
      <style:paragraph-properties fo:text-align="center" style:justify-single-word="false"/>
      <style:text-properties officeooo:rsid="002322ce" officeooo:paragraph-rsid="002322ce"/>
    </style:style>
    <style:style style:name="P14" style:family="paragraph" style:parent-style-name="Table_20_Contents">
      <style:paragraph-properties fo:text-align="center" style:justify-single-word="false"/>
      <style:text-properties officeooo:rsid="002322ce" officeooo:paragraph-rsid="0028dc16"/>
    </style:style>
    <style:style style:name="P15" style:family="paragraph" style:parent-style-name="Table_20_Contents">
      <style:paragraph-properties fo:text-align="center" style:justify-single-word="false"/>
      <style:text-properties officeooo:rsid="002322ce" officeooo:paragraph-rsid="00298092"/>
    </style:style>
    <style:style style:name="P16" style:family="paragraph" style:parent-style-name="Table_20_Contents">
      <style:paragraph-properties fo:text-align="center" style:justify-single-word="false"/>
      <style:text-properties officeooo:rsid="002322ce" officeooo:paragraph-rsid="002bd81f"/>
    </style:style>
    <style:style style:name="P17" style:family="paragraph" style:parent-style-name="Table_20_Contents">
      <style:paragraph-properties fo:text-align="center" style:justify-single-word="false"/>
      <style:text-properties officeooo:rsid="002322ce" officeooo:paragraph-rsid="0030cc5f"/>
    </style:style>
    <style:style style:name="P18" style:family="paragraph" style:parent-style-name="Table_20_Contents">
      <style:paragraph-properties fo:text-align="center" style:justify-single-word="false"/>
      <style:text-properties officeooo:rsid="002322ce" officeooo:paragraph-rsid="00365e12"/>
    </style:style>
    <style:style style:name="P19" style:family="paragraph" style:parent-style-name="Table_20_Contents">
      <style:paragraph-properties fo:text-align="center" style:justify-single-word="false"/>
      <style:text-properties officeooo:rsid="002322ce" officeooo:paragraph-rsid="002d2186"/>
    </style:style>
    <style:style style:name="P20" style:family="paragraph" style:parent-style-name="Table_20_Contents">
      <style:paragraph-properties fo:text-align="center" style:justify-single-word="false"/>
      <style:text-properties officeooo:rsid="002322ce" officeooo:paragraph-rsid="004540bc"/>
    </style:style>
    <style:style style:name="P21" style:family="paragraph" style:parent-style-name="Table_20_Contents">
      <style:paragraph-properties fo:text-align="center" style:justify-single-word="false"/>
      <style:text-properties officeooo:rsid="002322ce" officeooo:paragraph-rsid="0045a293"/>
    </style:style>
    <style:style style:name="P22" style:family="paragraph" style:parent-style-name="Table_20_Contents">
      <style:paragraph-properties fo:text-align="center" style:justify-single-word="false"/>
      <style:text-properties officeooo:rsid="002322ce" officeooo:paragraph-rsid="0036bb1f"/>
    </style:style>
    <style:style style:name="P23" style:family="paragraph" style:parent-style-name="Table_20_Contents">
      <style:paragraph-properties fo:text-align="center" style:justify-single-word="false"/>
      <style:text-properties officeooo:rsid="002322ce" officeooo:paragraph-rsid="00419f7c"/>
    </style:style>
    <style:style style:name="P24" style:family="paragraph" style:parent-style-name="Table_20_Contents">
      <style:paragraph-properties fo:text-align="center" style:justify-single-word="false"/>
      <style:text-properties officeooo:rsid="002322ce" officeooo:paragraph-rsid="003c5d1a"/>
    </style:style>
    <style:style style:name="P25" style:family="paragraph" style:parent-style-name="Table_20_Contents">
      <style:paragraph-properties fo:text-align="center" style:justify-single-word="false"/>
      <style:text-properties officeooo:rsid="002322ce" officeooo:paragraph-rsid="004fd428"/>
    </style:style>
    <style:style style:name="P26" style:family="paragraph" style:parent-style-name="Table_20_Contents">
      <style:paragraph-properties fo:text-align="center" style:justify-single-word="false"/>
      <style:text-properties officeooo:rsid="002322ce" officeooo:paragraph-rsid="006c605c"/>
    </style:style>
    <style:style style:name="P27" style:family="paragraph" style:parent-style-name="Table_20_Contents">
      <style:paragraph-properties fo:text-align="center" style:justify-single-word="false"/>
      <style:text-properties officeooo:rsid="002322ce" officeooo:paragraph-rsid="0070c17a"/>
    </style:style>
    <style:style style:name="P28" style:family="paragraph" style:parent-style-name="Table_20_Contents">
      <style:paragraph-properties fo:text-align="center" style:justify-single-word="false"/>
      <style:text-properties officeooo:rsid="002322ce" officeooo:paragraph-rsid="0071a741"/>
    </style:style>
    <style:style style:name="P29" style:family="paragraph" style:parent-style-name="Table_20_Contents">
      <style:paragraph-properties fo:text-align="center" style:justify-single-word="false"/>
      <style:text-properties officeooo:rsid="002322ce" officeooo:paragraph-rsid="007310e6"/>
    </style:style>
    <style:style style:name="P30" style:family="paragraph" style:parent-style-name="Table_20_Contents">
      <style:paragraph-properties fo:text-align="center" style:justify-single-word="false"/>
      <style:text-properties officeooo:rsid="002322ce" officeooo:paragraph-rsid="0074e739"/>
    </style:style>
    <style:style style:name="P31" style:family="paragraph" style:parent-style-name="Table_20_Contents">
      <style:paragraph-properties fo:text-align="center" style:justify-single-word="false"/>
      <style:text-properties officeooo:rsid="002322ce" officeooo:paragraph-rsid="00752ede"/>
    </style:style>
    <style:style style:name="P32" style:family="paragraph" style:parent-style-name="Table_20_Contents">
      <style:paragraph-properties fo:text-align="center" style:justify-single-word="false"/>
      <style:text-properties officeooo:rsid="002322ce" officeooo:paragraph-rsid="0076d59b"/>
    </style:style>
    <style:style style:name="P33" style:family="paragraph" style:parent-style-name="Table_20_Contents">
      <style:paragraph-properties fo:text-align="center" style:justify-single-word="false"/>
      <style:text-properties officeooo:rsid="002322ce" officeooo:paragraph-rsid="007833f3"/>
    </style:style>
    <style:style style:name="P34" style:family="paragraph" style:parent-style-name="Table_20_Contents">
      <style:paragraph-properties fo:text-align="center" style:justify-single-word="false"/>
      <style:text-properties officeooo:rsid="002322ce" officeooo:paragraph-rsid="0078c058"/>
    </style:style>
    <style:style style:name="P35" style:family="paragraph" style:parent-style-name="Table_20_Contents">
      <style:paragraph-properties fo:text-align="center" style:justify-single-word="false"/>
      <style:text-properties officeooo:rsid="002322ce" officeooo:paragraph-rsid="007957bc"/>
    </style:style>
    <style:style style:name="P36" style:family="paragraph" style:parent-style-name="Table_20_Contents">
      <style:paragraph-properties fo:text-align="center" style:justify-single-word="false"/>
      <style:text-properties officeooo:rsid="002322ce" officeooo:paragraph-rsid="007d86fb"/>
    </style:style>
    <style:style style:name="P37" style:family="paragraph" style:parent-style-name="Table_20_Contents">
      <style:paragraph-properties fo:text-align="center" style:justify-single-word="false"/>
      <style:text-properties officeooo:rsid="002322ce" officeooo:paragraph-rsid="00812f4d"/>
    </style:style>
    <style:style style:name="P38" style:family="paragraph" style:parent-style-name="Table_20_Contents">
      <style:paragraph-properties fo:text-align="center" style:justify-single-word="false"/>
      <style:text-properties officeooo:rsid="002322ce" officeooo:paragraph-rsid="0082d329"/>
    </style:style>
    <style:style style:name="P39" style:family="paragraph" style:parent-style-name="Table_20_Contents">
      <style:paragraph-properties fo:text-align="center" style:justify-single-word="false"/>
      <style:text-properties officeooo:rsid="002322ce" officeooo:paragraph-rsid="0083e9d1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14bd24" officeooo:paragraph-rsid="0014bd24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001596f1" officeooo:paragraph-rsid="001596f1"/>
    </style:style>
    <style:style style:name="P42" style:family="paragraph" style:parent-style-name="Table_20_Contents">
      <style:paragraph-properties fo:text-align="center" style:justify-single-word="false"/>
      <style:text-properties officeooo:rsid="001596f1" officeooo:paragraph-rsid="00560987"/>
    </style:style>
    <style:style style:name="P43" style:family="paragraph" style:parent-style-name="Table_20_Contents">
      <style:paragraph-properties fo:text-align="center" style:justify-single-word="false"/>
      <style:text-properties officeooo:rsid="001596f1" officeooo:paragraph-rsid="00585435"/>
    </style:style>
    <style:style style:name="P44" style:family="paragraph" style:parent-style-name="Table_20_Contents">
      <style:paragraph-properties fo:text-align="center" style:justify-single-word="false"/>
      <style:text-properties officeooo:rsid="0015c6c1" officeooo:paragraph-rsid="0015c6c1"/>
    </style:style>
    <style:style style:name="P45" style:family="paragraph" style:parent-style-name="Table_20_Contents">
      <style:paragraph-properties fo:text-align="center" style:justify-single-word="false"/>
      <style:text-properties officeooo:rsid="0015c6c1" officeooo:paragraph-rsid="00560987"/>
    </style:style>
    <style:style style:name="P46" style:family="paragraph" style:parent-style-name="Table_20_Contents">
      <style:paragraph-properties fo:text-align="center" style:justify-single-word="false"/>
      <style:text-properties officeooo:rsid="0015c6c1" officeooo:paragraph-rsid="0067491a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officeooo:rsid="0059ed70" officeooo:paragraph-rsid="0059ed70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 officeooo:rsid="0059ed70" officeooo:paragraph-rsid="00562721"/>
    </style:style>
    <style:style style:name="P49" style:family="paragraph" style:parent-style-name="Table_20_Contents">
      <style:paragraph-properties fo:text-align="center" style:justify-single-word="false"/>
      <style:text-properties fo:language="en" fo:country="US" officeooo:rsid="0059ed70" officeooo:paragraph-rsid="00644c86"/>
    </style:style>
    <style:style style:name="P50" style:family="paragraph" style:parent-style-name="Table_20_Contents">
      <style:paragraph-properties fo:text-align="center" style:justify-single-word="false"/>
      <style:text-properties fo:language="en" fo:country="US" officeooo:rsid="0059ed70" officeooo:paragraph-rsid="00687994"/>
    </style:style>
    <style:style style:name="P51" style:family="paragraph" style:parent-style-name="Table_20_Contents">
      <style:paragraph-properties fo:text-align="center" style:justify-single-word="false"/>
      <style:text-properties fo:language="en" fo:country="US" officeooo:rsid="0059ed70" officeooo:paragraph-rsid="0068ea91"/>
    </style:style>
    <style:style style:name="P52" style:family="paragraph" style:parent-style-name="Table_20_Contents">
      <style:paragraph-properties fo:text-align="center" style:justify-single-word="false"/>
      <style:text-properties fo:language="en" fo:country="US" officeooo:rsid="00562721" officeooo:paragraph-rsid="00562721"/>
    </style:style>
    <style:style style:name="P53" style:family="paragraph" style:parent-style-name="Table_20_Contents">
      <style:paragraph-properties fo:text-align="center" style:justify-single-word="false"/>
      <style:text-properties officeooo:rsid="001c82e6" officeooo:paragraph-rsid="001c82e6"/>
    </style:style>
    <style:style style:name="P54" style:family="paragraph" style:parent-style-name="Table_20_Contents">
      <style:paragraph-properties fo:text-align="center" style:justify-single-word="false"/>
      <style:text-properties officeooo:rsid="0045c010" officeooo:paragraph-rsid="0045c010"/>
    </style:style>
    <style:style style:name="P55" style:family="paragraph" style:parent-style-name="Table_20_Contents">
      <style:paragraph-properties fo:text-align="center" style:justify-single-word="false"/>
      <style:text-properties officeooo:rsid="0045c010" officeooo:paragraph-rsid="0045c42b"/>
    </style:style>
    <style:style style:name="P56" style:family="paragraph" style:parent-style-name="Table_20_Contents">
      <style:paragraph-properties fo:text-align="center" style:justify-single-word="false"/>
      <style:text-properties officeooo:rsid="0048991b" officeooo:paragraph-rsid="0048991b"/>
    </style:style>
    <style:style style:name="P57" style:family="paragraph" style:parent-style-name="Table_20_Contents">
      <style:paragraph-properties fo:text-align="center" style:justify-single-word="false"/>
      <style:text-properties officeooo:rsid="0045f3ed" officeooo:paragraph-rsid="0045f3ed"/>
    </style:style>
    <style:style style:name="P58" style:family="paragraph" style:parent-style-name="Table_20_Contents">
      <style:paragraph-properties fo:text-align="center" style:justify-single-word="false"/>
      <style:text-properties officeooo:rsid="0045f3ed" officeooo:paragraph-rsid="004bca50"/>
    </style:style>
    <style:style style:name="P59" style:family="paragraph" style:parent-style-name="Table_20_Contents">
      <style:paragraph-properties fo:text-align="center" style:justify-single-word="false"/>
      <style:text-properties officeooo:rsid="00472c5f" officeooo:paragraph-rsid="00472c5f"/>
    </style:style>
    <style:style style:name="P60" style:family="paragraph" style:parent-style-name="Table_20_Contents">
      <style:paragraph-properties fo:text-align="center" style:justify-single-word="false"/>
      <style:text-properties officeooo:rsid="001dbbf8" officeooo:paragraph-rsid="001dbbf8"/>
    </style:style>
    <style:style style:name="P61" style:family="paragraph" style:parent-style-name="Table_20_Contents">
      <style:paragraph-properties fo:text-align="center" style:justify-single-word="false"/>
      <style:text-properties officeooo:rsid="0021ab1b" officeooo:paragraph-rsid="0021ab1b"/>
    </style:style>
    <style:style style:name="P62" style:family="paragraph" style:parent-style-name="Table_20_Contents">
      <style:paragraph-properties fo:text-align="center" style:justify-single-word="false"/>
      <style:text-properties officeooo:rsid="001f9395" officeooo:paragraph-rsid="001f9395"/>
    </style:style>
    <style:style style:name="P63" style:family="paragraph" style:parent-style-name="Table_20_Contents">
      <style:paragraph-properties fo:text-align="center" style:justify-single-word="false"/>
      <style:text-properties officeooo:rsid="00215355" officeooo:paragraph-rsid="00215355"/>
    </style:style>
    <style:style style:name="P64" style:family="paragraph" style:parent-style-name="Table_20_Contents">
      <style:paragraph-properties fo:text-align="center" style:justify-single-word="false"/>
      <style:text-properties officeooo:rsid="0021f169" officeooo:paragraph-rsid="0021f169"/>
    </style:style>
    <style:style style:name="P65" style:family="paragraph" style:parent-style-name="Table_20_Contents">
      <style:paragraph-properties fo:text-align="center" style:justify-single-word="false"/>
      <style:text-properties officeooo:rsid="0021f169" officeooo:paragraph-rsid="00365e12"/>
    </style:style>
    <style:style style:name="P66" style:family="paragraph" style:parent-style-name="Table_20_Contents">
      <style:paragraph-properties fo:text-align="center" style:justify-single-word="false"/>
      <style:text-properties officeooo:rsid="00252ec3" officeooo:paragraph-rsid="00252ec3"/>
    </style:style>
    <style:style style:name="P67" style:family="paragraph" style:parent-style-name="Table_20_Contents">
      <style:paragraph-properties fo:text-align="center" style:justify-single-word="false"/>
      <style:text-properties officeooo:rsid="004e4eb4" officeooo:paragraph-rsid="004e4eb4"/>
    </style:style>
    <style:style style:name="P68" style:family="paragraph" style:parent-style-name="Table_20_Contents">
      <style:paragraph-properties fo:text-align="center" style:justify-single-word="false"/>
      <style:text-properties fo:background-color="transparent"/>
    </style:style>
    <style:style style:name="P69" style:family="paragraph" style:parent-style-name="Table_20_Contents">
      <style:paragraph-properties fo:text-align="center" style:justify-single-word="false"/>
      <style:text-properties officeooo:rsid="0084f9df" officeooo:paragraph-rsid="0084f9df" fo:background-color="transparent"/>
    </style:style>
    <style:style style:name="P70" style:family="paragraph" style:parent-style-name="Table_20_Contents">
      <style:paragraph-properties fo:text-align="center" style:justify-single-word="false"/>
      <style:text-properties officeooo:rsid="0085a301" officeooo:paragraph-rsid="0085a301" fo:background-color="transparent"/>
    </style:style>
    <style:style style:name="P71" style:family="paragraph" style:parent-style-name="Table_20_Contents">
      <style:paragraph-properties fo:text-align="center" style:justify-single-word="false"/>
      <style:text-properties officeooo:rsid="00860225" officeooo:paragraph-rsid="00860225" fo:background-color="transparent"/>
    </style:style>
    <style:style style:name="P72" style:family="paragraph" style:parent-style-name="Table_20_Contents">
      <style:paragraph-properties fo:text-align="center" style:justify-single-word="false"/>
      <style:text-properties officeooo:rsid="00623289" officeooo:paragraph-rsid="00623289"/>
    </style:style>
    <style:style style:name="P73" style:family="paragraph" style:parent-style-name="Table_20_Contents">
      <style:paragraph-properties fo:text-align="center" style:justify-single-word="false"/>
      <style:text-properties officeooo:rsid="006288e1" officeooo:paragraph-rsid="0063708d"/>
    </style:style>
    <style:style style:name="P74" style:family="paragraph" style:parent-style-name="Table_20_Contents">
      <style:paragraph-properties fo:text-align="center" style:justify-single-word="false"/>
      <style:text-properties officeooo:rsid="00629e5c" officeooo:paragraph-rsid="0063708d"/>
    </style:style>
    <style:style style:name="P75" style:family="paragraph" style:parent-style-name="Table_20_Contents">
      <style:paragraph-properties fo:text-align="center" style:justify-single-word="false"/>
      <style:text-properties officeooo:rsid="00672f96" officeooo:paragraph-rsid="00672f96"/>
    </style:style>
    <style:style style:name="P76" style:family="paragraph" style:parent-style-name="Table_20_Contents">
      <style:paragraph-properties fo:text-align="center" style:justify-single-word="false"/>
      <style:text-properties officeooo:rsid="0068ef8f" officeooo:paragraph-rsid="0068ef8f"/>
    </style:style>
    <style:style style:name="P77" style:family="paragraph" style:parent-style-name="Table_20_Contents">
      <style:paragraph-properties fo:text-align="center" style:justify-single-word="false"/>
      <style:text-properties officeooo:rsid="006c605c" officeooo:paragraph-rsid="006c605c"/>
    </style:style>
    <style:style style:name="P78" style:family="paragraph" style:parent-style-name="Table_20_Contents">
      <style:paragraph-properties fo:text-align="center" style:justify-single-word="false"/>
      <style:text-properties officeooo:rsid="0084f9df" officeooo:paragraph-rsid="0084f9df"/>
    </style:style>
    <style:style style:name="P79" style:family="paragraph" style:parent-style-name="Table_20_Contents">
      <style:paragraph-properties fo:text-align="center" style:justify-single-word="false"/>
      <style:text-properties officeooo:rsid="0085a301" officeooo:paragraph-rsid="0085a301"/>
    </style:style>
    <style:style style:name="P80" style:family="paragraph" style:parent-style-name="Table_20_Contents">
      <style:paragraph-properties fo:text-align="center" style:justify-single-word="false"/>
      <style:text-properties officeooo:rsid="00860225" officeooo:paragraph-rsid="00860225"/>
    </style:style>
    <style:style style:name="P81" style:family="paragraph" style:parent-style-name="Table_20_Contents">
      <style:paragraph-properties fo:text-align="center" style:justify-single-word="false" fo:background-color="#cc66ff">
        <style:background-image/>
      </style:paragraph-properties>
      <style:text-properties style:use-window-font-color="true" fo:font-weight="bold" officeooo:rsid="0019cb09" officeooo:paragraph-rsid="0019cb09" fo:background-color="transparent" style:font-weight-asian="bold" style:font-weight-complex="bold"/>
    </style:style>
    <style:style style:name="P82" style:family="paragraph" style:parent-style-name="Standard" style:list-style-name="L1">
      <style:text-properties officeooo:rsid="002322ce" officeooo:paragraph-rsid="002322ce" fo:background-color="#ff99cc"/>
    </style:style>
    <style:style style:name="P83" style:family="paragraph" style:parent-style-name="Standard" style:list-style-name="L1">
      <style:text-properties officeooo:rsid="002322ce" officeooo:paragraph-rsid="002322ce" fo:background-color="#ff6600"/>
    </style:style>
    <style:style style:name="P84" style:family="paragraph" style:parent-style-name="Standard" style:list-style-name="L1">
      <style:text-properties officeooo:rsid="002322ce" officeooo:paragraph-rsid="002322ce" fo:background-color="#ffcc00"/>
    </style:style>
    <style:style style:name="P85" style:family="paragraph" style:parent-style-name="Standard" style:list-style-name="L1">
      <style:text-properties officeooo:rsid="002322ce" officeooo:paragraph-rsid="002322ce" fo:background-color="#00ffff"/>
    </style:style>
    <style:style style:name="P86" style:family="paragraph" style:parent-style-name="Standard" style:list-style-name="L1">
      <style:text-properties officeooo:rsid="002322ce" officeooo:paragraph-rsid="002322ce" fo:background-color="#cc9900"/>
    </style:style>
    <style:style style:name="P87" style:family="paragraph" style:parent-style-name="Standard" style:list-style-name="L1">
      <style:text-properties officeooo:rsid="002322ce" officeooo:paragraph-rsid="002322ce" fo:background-color="#ffff00"/>
    </style:style>
    <style:style style:name="P88" style:family="paragraph" style:parent-style-name="Standard" style:list-style-name="L1">
      <style:text-properties officeooo:rsid="002322ce" officeooo:paragraph-rsid="002322ce" fo:background-color="#cccccc"/>
    </style:style>
    <style:style style:name="T1" style:family="text">
      <style:text-properties officeooo:rsid="0013c4e6"/>
    </style:style>
    <style:style style:name="T2" style:family="text">
      <style:text-properties officeooo:rsid="001765e2"/>
    </style:style>
    <style:style style:name="T3" style:family="text">
      <style:text-properties officeooo:rsid="001870f3"/>
    </style:style>
    <style:style style:name="T4" style:family="text">
      <style:text-properties officeooo:rsid="002e89be"/>
    </style:style>
    <style:style style:name="T5" style:family="text">
      <style:text-properties officeooo:rsid="0030cc5f"/>
    </style:style>
    <style:style style:name="T6" style:family="text">
      <style:text-properties officeooo:rsid="0033ae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aeaa" style:font-weight-asian="bold" style:font-weight-complex="bold"/>
    </style:style>
    <style:style style:name="T9" style:family="text">
      <style:text-properties fo:font-weight="bold" officeooo:rsid="006c605c" style:font-weight-asian="bold" style:font-weight-complex="bold"/>
    </style:style>
    <style:style style:name="T10" style:family="text">
      <style:text-properties officeooo:rsid="00365e12"/>
    </style:style>
    <style:style style:name="T11" style:family="text">
      <style:text-properties officeooo:rsid="0036bb1f"/>
    </style:style>
    <style:style style:name="T12" style:family="text">
      <style:text-properties officeooo:rsid="0038fe4f"/>
    </style:style>
    <style:style style:name="T13" style:family="text">
      <style:text-properties fo:language="en" fo:country="US" officeooo:rsid="00419f7c"/>
    </style:style>
    <style:style style:name="T14" style:family="text">
      <style:text-properties fo:language="en" fo:country="US" officeooo:rsid="004540bc"/>
    </style:style>
    <style:style style:name="T15" style:family="text">
      <style:text-properties fo:language="en" fo:country="US" officeooo:rsid="0045a293"/>
    </style:style>
    <style:style style:name="T16" style:family="text">
      <style:text-properties fo:language="en" fo:country="US" officeooo:rsid="0059ed70"/>
    </style:style>
    <style:style style:name="T17" style:family="text">
      <style:text-properties fo:language="en" fo:country="US" fo:font-weight="bold" officeooo:rsid="008030dd" style:font-weight-asian="bold" style:font-weight-complex="bold"/>
    </style:style>
    <style:style style:name="T18" style:family="text">
      <style:text-properties fo:language="en" fo:country="US" officeooo:rsid="006e743e"/>
    </style:style>
    <style:style style:name="T19" style:family="text">
      <style:text-properties fo:language="en" fo:country="US" officeooo:rsid="0070c17a"/>
    </style:style>
    <style:style style:name="T20" style:family="text">
      <style:text-properties fo:language="en" fo:country="US" officeooo:rsid="0071a741"/>
    </style:style>
    <style:style style:name="T21" style:family="text">
      <style:text-properties fo:language="en" fo:country="US" officeooo:rsid="0072d464"/>
    </style:style>
    <style:style style:name="T22" style:family="text">
      <style:text-properties fo:language="en" fo:country="US" officeooo:rsid="007310e6"/>
    </style:style>
    <style:style style:name="T23" style:family="text">
      <style:text-properties fo:language="en" fo:country="US" officeooo:rsid="0074e739"/>
    </style:style>
    <style:style style:name="T24" style:family="text">
      <style:text-properties fo:language="en" fo:country="US" officeooo:rsid="00752ede"/>
    </style:style>
    <style:style style:name="T25" style:family="text">
      <style:text-properties fo:language="en" fo:country="US" officeooo:rsid="006c605c"/>
    </style:style>
    <style:style style:name="T26" style:family="text">
      <style:text-properties fo:language="en" fo:country="US" officeooo:rsid="0076d59b"/>
    </style:style>
    <style:style style:name="T27" style:family="text">
      <style:text-properties fo:language="en" fo:country="US" officeooo:rsid="00772f97"/>
    </style:style>
    <style:style style:name="T28" style:family="text">
      <style:text-properties fo:language="en" fo:country="US" officeooo:rsid="0078c058"/>
    </style:style>
    <style:style style:name="T29" style:family="text">
      <style:text-properties fo:language="en" fo:country="US" officeooo:rsid="007957bc"/>
    </style:style>
    <style:style style:name="T30" style:family="text">
      <style:text-properties fo:language="en" fo:country="US" officeooo:rsid="007d86fb"/>
    </style:style>
    <style:style style:name="T31" style:family="text">
      <style:text-properties fo:language="en" fo:country="US" officeooo:rsid="007e453f"/>
    </style:style>
    <style:style style:name="T32" style:family="text">
      <style:text-properties fo:language="en" fo:country="US" officeooo:rsid="007faa79"/>
    </style:style>
    <style:style style:name="T33" style:family="text">
      <style:text-properties fo:language="en" fo:country="US" officeooo:rsid="00807e74"/>
    </style:style>
    <style:style style:name="T34" style:family="text">
      <style:text-properties fo:language="en" fo:country="US" officeooo:rsid="00812f4d"/>
    </style:style>
    <style:style style:name="T35" style:family="text">
      <style:text-properties officeooo:rsid="004a660d"/>
    </style:style>
    <style:style style:name="T36" style:family="text">
      <style:text-properties officeooo:rsid="004e4eb4" fo:background-color="transparent" loext:char-shading-value="0"/>
    </style:style>
    <style:style style:name="T37" style:family="text">
      <style:text-properties officeooo:rsid="0059ed70" fo:background-color="transparent" loext:char-shading-value="0"/>
    </style:style>
    <style:style style:name="T38" style:family="text">
      <style:text-properties fo:language="ru" fo:country="RU" officeooo:rsid="006fc29f"/>
    </style:style>
    <style:style style:name="T39" style:family="text">
      <style:text-properties style:font-name="Times New Roman1"/>
    </style:style>
    <style:style style:name="T40" style:family="text">
      <style:text-properties style:font-name="Times New Roman1" fo:language="en" fo:country="US"/>
    </style:style>
    <style:style style:name="T41" style:family="text">
      <style:text-properties style:font-name="Times New Roman1" fo:language="en" fo:country="US" officeooo:rsid="00562721"/>
    </style:style>
    <style:style style:name="T42" style:family="text">
      <style:text-properties style:font-name="Times New Roman1" fo:language="en" fo:country="US" officeooo:rsid="0057fa95"/>
    </style:style>
    <style:style style:name="T43" style:family="text">
      <style:text-properties style:font-name="Times New Roman1" fo:language="en" fo:country="US" officeooo:rsid="0059ed70"/>
    </style:style>
    <style:style style:name="T44" style:family="text">
      <style:text-properties style:font-name="Times New Roman1" officeooo:rsid="00562721"/>
    </style:style>
    <style:style style:name="T45" style:family="text">
      <style:text-properties style:font-name="Times New Roman1" officeooo:rsid="0057fa95"/>
    </style:style>
    <style:style style:name="T46" style:family="text">
      <style:text-properties style:font-name="Times New Roman"/>
    </style:style>
    <style:style style:name="T47" style:family="text">
      <style:text-properties officeooo:rsid="0059ed70"/>
    </style:style>
    <style:style style:name="T48" style:family="text">
      <style:text-properties officeooo:rsid="005bb61f"/>
    </style:style>
    <style:style style:name="T49" style:family="text">
      <style:text-properties officeooo:rsid="00605072"/>
    </style:style>
    <style:style style:name="T50" style:family="text">
      <style:text-properties officeooo:rsid="00644c86"/>
    </style:style>
    <style:style style:name="T51" style:family="text">
      <style:text-properties officeooo:rsid="0068ea91"/>
    </style:style>
    <style:style style:name="T52" style:family="text">
      <style:text-properties officeooo:rsid="006a30b7"/>
    </style:style>
    <style:style style:name="T53" style:family="text">
      <style:text-properties officeooo:rsid="006c605c"/>
    </style:style>
    <style:style style:name="T54" style:family="text">
      <style:text-properties officeooo:rsid="00752ede"/>
    </style:style>
    <style:style style:name="T55" style:family="text">
      <style:text-properties fo:font-weight="normal" officeooo:rsid="006c605c" style:font-weight-asian="normal" style:font-weight-complex="normal"/>
    </style:style>
    <style:style style:name="T56" style:family="text">
      <style:text-properties officeooo:rsid="00875412"/>
    </style:style>
    <style:style style:name="T57" style:family="text">
      <style:text-properties officeooo:rsid="0088ee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layble characters</text:p>
      <text:p text:style-name="P3">Probed by Wohlstand <text:s/>17 march 2014</text:p>
      <text:p text:style-name="P1"/>
      <text:p text:style-name="P1"><text:tab/><text:span text:style-name="T1">The main game unit, which can be controlled by the player. The playable</text:span><text:span text:style-name="T16"> </text:span><text:span text:style-name="T1">character has a very large number of characteristics in comparison with remaining objects.</text:span></text:p>
      <text:p text:style-name="P1"/>
      <text:p text:style-name="P4"><text:span text:style-name="T4">Player s</text:span>tatus:</text:p>
      <text:list xml:id="list6936706775316999554" text:style-name="L1">
        <text:list-item>
          <text:p text:style-name="P82">Small</text:p>
        </text:list-item>
        <text:list-item>
          <text:p text:style-name="P83">Big</text:p>
        </text:list-item>
        <text:list-item>
          <text:p text:style-name="P84">Fire</text:p>
        </text:list-item>
        <text:list-item>
          <text:p text:style-name="P85">Ice</text:p>
        </text:list-item>
        <text:list-item>
          <text:p text:style-name="P86">Racoon</text:p>
        </text:list-item>
        <text:list-item>
          <text:p text:style-name="P87">Tanooki</text:p>
        </text:list-item>
        <text:list-item>
          <text:p text:style-name="P88">Hammer</text:p>
        </text:list-item>
      </text:list>
      <text:p text:style-name="P5"/>
      <text:p text:style-name="P5">Parameters:</text:p>
      <text:p text:style-name="P6">Spawn xxx = Spawn NPC #xxx <text:span text:style-name="T12">as bullet</text:span></text:p>
      <text:p text:style-name="P7"><text:span text:style-name="T7">ng</text:span> = No Gravity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81">Option</text:p>
          </table:table-cell>
          <table:table-cell table:style-name="Таблица1.B1" office:value-type="string">
            <text:p text:style-name="P40">Mario</text:p>
          </table:table-cell>
          <table:table-cell table:style-name="Таблица1.B1" office:value-type="string">
            <text:p text:style-name="P40">Luigi</text:p>
          </table:table-cell>
          <table:table-cell table:style-name="Таблица1.B1" office:value-type="string">
            <text:p text:style-name="P40">Peach</text:p>
          </table:table-cell>
          <table:table-cell table:style-name="Таблица1.B1" office:value-type="string">
            <text:p text:style-name="P40">Toad</text:p>
          </table:table-cell>
          <table:table-cell table:style-name="Таблица1.F1" office:value-type="string">
            <text:p text:style-name="P40">Link</text:p>
          </table:table-cell>
        </table:table-row>
        <table:table-row table:style-name="Таблица1.1">
          <table:table-cell table:style-name="Таблица1.A2" office:value-type="string">
            <text:p text:style-name="P41">Went speed</text:p>
          </table:table-cell>
          <table:table-cell table:style-name="Таблица1.B45" office:value-type="string">
            <text:p text:style-name="P41">~192 px/s<text:span text:style-name="T41">±</text:span><text:span text:style-name="T43">10</text:span></text:p>
          </table:table-cell>
          <table:table-cell table:style-name="Таблица1.C2" office:value-type="string">
            <text:p text:style-name="P42">~192 px/s<text:span text:style-name="T41">±</text:span><text:span text:style-name="T42">10</text:span></text:p>
          </table:table-cell>
          <table:table-cell table:style-name="Таблица1.D45" office:value-type="string">
            <text:p text:style-name="P43">~<text:span text:style-name="T16">160</text:span> px/s<text:span text:style-name="T41">±</text:span><text:span text:style-name="T42">10</text:span></text:p>
          </table:table-cell>
          <table:table-cell table:style-name="Таблица1.E45" office:value-type="string">
            <text:p text:style-name="P73">~224px/s<text:span text:style-name="T41">±</text:span><text:span text:style-name="T42">10</text:span></text:p>
          </table:table-cell>
          <table:table-cell table:style-name="Таблица1.F2" office:value-type="string">
            <text:p text:style-name="P76"><text:span text:style-name="T52">Always</text:span> <text:span text:style-name="T52">r</text:span>un</text:p>
          </table:table-cell>
        </table:table-row>
        <table:table-row table:style-name="Таблица1.1">
          <table:table-cell table:style-name="Таблица1.A2" office:value-type="string">
            <text:p text:style-name="P41">Run speed</text:p>
          </table:table-cell>
          <table:table-cell table:style-name="Таблица1.B45" office:value-type="string">
            <text:p text:style-name="P44">~384 px/s<text:span text:style-name="T41">±</text:span><text:span text:style-name="T42">1</text:span><text:span text:style-name="T43">2</text:span></text:p>
          </table:table-cell>
          <table:table-cell table:style-name="Таблица1.C3" office:value-type="string">
            <text:p text:style-name="P45">~384 px/s<text:span text:style-name="T41">±</text:span><text:span text:style-name="T42">1</text:span><text:span text:style-name="T43">2</text:span></text:p>
          </table:table-cell>
          <table:table-cell table:style-name="Таблица1.D45" office:value-type="string">
            <text:p text:style-name="P47">~320<text:span text:style-name="T48">px/s</text:span><text:span text:style-name="T44">±</text:span><text:span text:style-name="T45">1</text:span><text:span text:style-name="T39">2</text:span></text:p>
          </table:table-cell>
          <table:table-cell table:style-name="Таблица1.E45" office:value-type="string">
            <text:p text:style-name="P74">~448px/s<text:span text:style-name="T41">±</text:span><text:span text:style-name="T42">10</text:span></text:p>
          </table:table-cell>
          <table:table-cell table:style-name="Таблица1.F3" office:value-type="string">
            <text:p text:style-name="P46">~384 px/s<text:span text:style-name="T41">±</text:span><text:span text:style-name="T42">1</text:span><text:span text:style-name="T43">2</text:span>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2">A</text:span>cceleration</text:p>
          </table:table-cell>
          <table:table-cell table:style-name="Таблица1.B45" office:value-type="string">
            <text:p text:style-name="P48">~180px/s<text:span text:style-name="T39">±</text:span><text:span text:style-name="T46">12</text:span></text:p>
          </table:table-cell>
          <table:table-cell table:style-name="Таблица1.C4" office:value-type="string">
            <text:p text:style-name="P52">~1<text:span text:style-name="T47">70</text:span>px/s<text:span text:style-name="T39">±12</text:span></text:p>
          </table:table-cell>
          <table:table-cell table:style-name="Таблица1.D45" office:value-type="string">
            <text:p text:style-name="P72">~160px/s<text:span text:style-name="T41">±</text:span><text:span text:style-name="T40">12</text:span></text:p>
          </table:table-cell>
          <table:table-cell table:style-name="Таблица1.E45" office:value-type="string">
            <text:p text:style-name="P49">~1<text:span text:style-name="T50">9</text:span>0px/s<text:span text:style-name="T39">±</text:span><text:span text:style-name="T46">12</text:span></text:p>
          </table:table-cell>
          <table:table-cell table:style-name="Таблица1.F4" office:value-type="string">
            <text:p text:style-name="P51">~1<text:span text:style-name="T51">50</text:span>px/s<text:span text:style-name="T39">±</text:span><text:span text:style-name="T46">12</text:span>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3">B</text:span>raking</text:p>
          </table:table-cell>
          <table:table-cell table:style-name="Таблица1.B45" office:value-type="string">
            <text:p text:style-name="P75">(= -Accel*)</text:p>
          </table:table-cell>
          <table:table-cell table:style-name="Таблица1.C5" office:value-type="string">
            <text:p text:style-name="P75">(= -Accel*)</text:p>
          </table:table-cell>
          <table:table-cell table:style-name="Таблица1.D45" office:value-type="string">
            <text:p text:style-name="P75">(= -Accel*)</text:p>
          </table:table-cell>
          <table:table-cell table:style-name="Таблица1.E45" office:value-type="string">
            <text:p text:style-name="P75">(= -Accel*)</text:p>
          </table:table-cell>
          <table:table-cell table:style-name="Таблица1.F5" office:value-type="string">
            <text:p text:style-name="P50">~180px/s<text:span text:style-name="T39">±</text:span><text:span text:style-name="T46">12</text:span></text:p>
          </table:table-cell>
        </table:table-row>
        <table:table-row table:style-name="Таблица1.1">
          <table:table-cell table:style-name="Таблица1.A2" office:value-type="string">
            <text:p text:style-name="P53">Jump height</text:p>
          </table:table-cell>
          <table:table-cell table:style-name="Таблица1.B45" office:value-type="string">
            <text:p text:style-name="P54">~138 <text:span text:style-name="T35">px</text:span></text:p>
          </table:table-cell>
          <table:table-cell table:style-name="Таблица1.C7" office:value-type="string">
            <text:p text:style-name="P56">~162 <text:span text:style-name="T35">px</text:span></text:p>
          </table:table-cell>
          <table:table-cell table:style-name="Таблица1.D45" office:value-type="string">
            <text:p text:style-name="P55">~138 <text:span text:style-name="T35">px</text:span></text:p>
          </table:table-cell>
          <table:table-cell table:style-name="Таблица1.E45" office:value-type="string">
            <text:p text:style-name="P55">~138 <text:span text:style-name="T56">px</text:span></text:p>
          </table:table-cell>
          <table:table-cell table:style-name="Таблица1.F7" office:value-type="string">
            <text:p text:style-name="P55">~138 <text:span text:style-name="T56">px</text:span></text:p>
          </table:table-cell>
        </table:table-row>
        <table:table-row table:style-name="Таблица1.1">
          <table:table-cell table:style-name="Таблица1.A2" office:value-type="string">
            <text:p text:style-name="P57">Spin jump height</text:p>
          </table:table-cell>
          <table:table-cell table:style-name="Таблица1.B45" office:value-type="string">
            <text:p text:style-name="P57">~105 <text:span text:style-name="T35">px</text:span></text:p>
          </table:table-cell>
          <table:table-cell table:style-name="Таблица1.C7" office:value-type="string">
            <text:p text:style-name="P59">~124 <text:span text:style-name="T35">px</text:span></text:p>
          </table:table-cell>
          <table:table-cell table:style-name="Таблица1.D45" office:value-type="string">
            <text:p text:style-name="P55">-</text:p>
          </table:table-cell>
          <table:table-cell table:style-name="Таблица1.E45" office:value-type="string">
            <text:p text:style-name="P58">~105 <text:span text:style-name="T35">px</text:span></text:p>
          </table:table-cell>
          <table:table-cell table:style-name="Таблица1.F7" office:value-type="string">
            <text:p text:style-name="P55">-</text:p>
          </table:table-cell>
        </table:table-row>
        <table:table-row table:style-name="Таблица1.1">
          <table:table-cell table:style-name="Таблица1.A2" office:value-type="string">
            <text:p text:style-name="P60">Floating jump</text:p>
          </table:table-cell>
          <table:table-cell table:style-name="Таблица1.B45" office:value-type="string">
            <text:p text:style-name="P60">No</text:p>
          </table:table-cell>
          <table:table-cell table:style-name="Таблица1.C8" office:value-type="string">
            <text:p text:style-name="P60">No</text:p>
          </table:table-cell>
          <table:table-cell table:style-name="Таблица1.D45" office:value-type="string">
            <text:p text:style-name="P61">On Jump in fly</text:p>
          </table:table-cell>
          <table:table-cell table:style-name="Таблица1.E45" office:value-type="string">
            <text:p text:style-name="P60">No</text:p>
          </table:table-cell>
          <table:table-cell table:style-name="Таблица1.F8" office:value-type="string">
            <text:p text:style-name="P60">No</text:p>
          </table:table-cell>
        </table:table-row>
        <table:table-row table:style-name="Таблица1.1">
          <table:table-cell table:style-name="Таблица1.A2" office:value-type="string">
            <text:p text:style-name="P62">Alt Jump action</text:p>
          </table:table-cell>
          <table:table-cell table:style-name="Таблица1.B45" office:value-type="string">
            <text:p text:style-name="P61">Spin Jump</text:p>
          </table:table-cell>
          <table:table-cell table:style-name="Таблица1.C9" office:value-type="string">
            <text:p text:style-name="P61">Spin Jump</text:p>
          </table:table-cell>
          <table:table-cell table:style-name="Таблица1.D45" office:value-type="string">
            <text:p text:style-name="P61">Float Jump</text:p>
          </table:table-cell>
          <table:table-cell table:style-name="Таблица1.E45" office:value-type="string">
            <text:p text:style-name="P61">Spin Jump</text:p>
          </table:table-cell>
          <table:table-cell table:style-name="Таблица1.F9" office:value-type="string">
            <text:p text:style-name="P61">Jump</text:p>
          </table:table-cell>
        </table:table-row>
        <table:table-row table:style-name="Таблица1.1">
          <table:table-cell table:style-name="Таблица1.A2" table:number-rows-spanned="7" office:value-type="string">
            <text:p text:style-name="P63">Run</text:p>
          </table:table-cell>
          <table:table-cell table:style-name="Таблица1.B10" office:value-type="string">
            <text:p text:style-name="P13"><text:span text:style-name="Charact_5f_1">Accel+</text:span></text:p>
          </table:table-cell>
          <table:table-cell table:style-name="Таблица1.B10" office:value-type="string">
            <text:p text:style-name="P14"><text:span text:style-name="Charact_5f_1">Accel+</text:span></text:p>
          </table:table-cell>
          <table:table-cell table:style-name="Таблица1.B10" office:value-type="string">
            <text:p text:style-name="P14"><text:span text:style-name="Charact_5f_1">Accel+</text:span></text:p>
          </table:table-cell>
          <table:table-cell table:style-name="Таблица1.B10" office:value-type="string">
            <text:p text:style-name="P14"><text:span text:style-name="Charact_5f_1">Accel+</text:span></text:p>
          </table:table-cell>
          <table:table-cell table:style-name="Таблица1.F10" office:value-type="string">
            <text:p text:style-name="P64"><text:span text:style-name="Charact_5f_1">Attack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15"><text:span text:style-name="Charact_5f_2">Accel+</text:span></text:p>
          </table:table-cell>
          <table:table-cell table:style-name="Таблица1.B10" office:value-type="string">
            <text:p text:style-name="P15"><text:span text:style-name="Charact_5f_2">Accel+</text:span></text:p>
          </table:table-cell>
          <table:table-cell table:style-name="Таблица1.B10" office:value-type="string">
            <text:p text:style-name="P15"><text:span text:style-name="Charact_5f_2">Accel+</text:span></text:p>
          </table:table-cell>
          <table:table-cell table:style-name="Таблица1.B10" office:value-type="string">
            <text:p text:style-name="P15"><text:span text:style-name="Charact_5f_2">Accel+</text:span></text:p>
          </table:table-cell>
          <table:table-cell table:style-name="Таблица1.F10" office:value-type="string">
            <text:p text:style-name="P65"><text:span text:style-name="Charact_5f_2">Attack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16"><text:span text:style-name="Charact_5f_3">Accel+,<text:line-break/></text:span><text:span text:style-name="Charact_5f_3"><text:span text:style-name="T5">Spawn 13</text:span></text:span></text:p>
          </table:table-cell>
          <table:table-cell table:style-name="Таблица1.B10" office:value-type="string">
            <text:p text:style-name="P17"><text:span text:style-name="Charact_5f_3">Accel+,<text:line-break/></text:span><text:span text:style-name="Charact_5f_3"><text:span text:style-name="T5">Spawn 13</text:span></text:span></text:p>
          </table:table-cell>
          <table:table-cell table:style-name="Таблица1.B10" office:value-type="string">
            <text:p text:style-name="P17"><text:span text:style-name="Charact_5f_3">Accel+,<text:line-break/></text:span><text:span text:style-name="Charact_5f_3"><text:span text:style-name="T5">Spawn 13</text:span></text:span></text:p>
          </table:table-cell>
          <table:table-cell table:style-name="Таблица1.B10" office:value-type="string">
            <text:p text:style-name="P17"><text:span text:style-name="Charact_5f_3">Accel+,<text:line-break/></text:span><text:span text:style-name="Charact_5f_3"><text:span text:style-name="T5">Spawn 13</text:span></text:span></text:p>
          </table:table-cell>
          <table:table-cell table:style-name="Таблица1.F10" office:value-type="string">
            <text:p text:style-name="P18"><text:span text:style-name="Charact_5f_3">Attack,<text:line-break/>Spawn 13</text:span><text:span text:style-name="Charact_5f_3"><text:span text:style-name="T7">ng</text:span>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10"><text:span text:style-name="Charact_5f_4">Accel+,</text:span></text:p>
            <text:p text:style-name="P12"><text:span text:style-name="Charact_5f_4"><text:span text:style-name="T6">Spawn 265</text:span></text:span></text:p>
          </table:table-cell>
          <table:table-cell table:style-name="Таблица1.B10" office:value-type="string">
            <text:p text:style-name="P11"><text:span text:style-name="Charact_5f_4">Accel+,</text:span></text:p>
            <text:p text:style-name="P11"><text:span text:style-name="Charact_5f_4"><text:span text:style-name="T6">Spawn 265</text:span></text:span></text:p>
          </table:table-cell>
          <table:table-cell table:style-name="Таблица1.B10" office:value-type="string">
            <text:p text:style-name="P11"><text:span text:style-name="Charact_5f_4">Accel+,</text:span></text:p>
            <text:p text:style-name="P11"><text:span text:style-name="Charact_5f_4"><text:span text:style-name="T6">Spawn 265</text:span></text:span></text:p>
          </table:table-cell>
          <table:table-cell table:style-name="Таблица1.B10" office:value-type="string">
            <text:p text:style-name="P11"><text:span text:style-name="Charact_5f_4">Accel+,</text:span></text:p>
            <text:p text:style-name="P11"><text:span text:style-name="Charact_5f_4"><text:span text:style-name="T6">Spawn 265</text:span></text:span></text:p>
          </table:table-cell>
          <table:table-cell table:style-name="Таблица1.F10" office:value-type="string">
            <text:p text:style-name="P11"><text:span text:style-name="Charact_5f_4"><text:span text:style-name="T10">Attack</text:span></text:span><text:span text:style-name="Charact_5f_4">,</text:span></text:p>
            <text:p text:style-name="P11"><text:span text:style-name="Charact_5f_4"><text:span text:style-name="T6">Spawn 265</text:span></text:span><text:span text:style-name="Charact_5f_4"><text:span text:style-name="T8">ng</text:span>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19"><text:span text:style-name="Charact_5f_5">Accel+,<text:line-break/></text:span><text:span text:style-name="Charact_5f_5"><text:span text:style-name="T14">Tail attack</text:span></text:span></text:p>
          </table:table-cell>
          <table:table-cell table:style-name="Таблица1.B10" office:value-type="string">
            <text:p text:style-name="P20"><text:span text:style-name="Charact_5f_5">Accel+,<text:line-break/></text:span><text:span text:style-name="Charact_5f_5"><text:span text:style-name="T14">Tail attack</text:span></text:span></text:p>
          </table:table-cell>
          <table:table-cell table:style-name="Таблица1.B10" office:value-type="string">
            <text:p text:style-name="P20"><text:span text:style-name="Charact_5f_5">Accel+,<text:line-break/></text:span><text:span text:style-name="Charact_5f_5"><text:span text:style-name="T14">Tail attack</text:span></text:span></text:p>
          </table:table-cell>
          <table:table-cell table:style-name="Таблица1.B10" office:value-type="string">
            <text:p text:style-name="P20"><text:span text:style-name="Charact_5f_5">Accel+,<text:line-break/></text:span><text:span text:style-name="Charact_5f_5"><text:span text:style-name="T14">Tail attack</text:span></text:span></text:p>
          </table:table-cell>
          <table:table-cell table:style-name="Таблица1.F10" office:value-type="string">
            <text:p text:style-name="P18"><text:span text:style-name="Charact_5f_5"><text:span text:style-name="T10">Attack</text:span>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19"><text:span text:style-name="Charact_5f_6">Accel+,<text:line-break/></text:span><text:span text:style-name="Charact_5f_6"><text:span text:style-name="T15">Tail attack</text:span></text:span></text:p>
          </table:table-cell>
          <table:table-cell table:style-name="Таблица1.B10" office:value-type="string">
            <text:p text:style-name="P21"><text:span text:style-name="Charact_5f_6">Accel+,<text:line-break/></text:span><text:span text:style-name="Charact_5f_6"><text:span text:style-name="T15">Tail attack</text:span></text:span></text:p>
          </table:table-cell>
          <table:table-cell table:style-name="Таблица1.B10" office:value-type="string">
            <text:p text:style-name="P21"><text:span text:style-name="Charact_5f_6">Accel+,<text:line-break/></text:span><text:span text:style-name="Charact_5f_6"><text:span text:style-name="T15">Tail attack</text:span></text:span></text:p>
          </table:table-cell>
          <table:table-cell table:style-name="Таблица1.B10" office:value-type="string">
            <text:p text:style-name="P21"><text:span text:style-name="Charact_5f_6">Accel+,<text:line-break/></text:span><text:span text:style-name="Charact_5f_6"><text:span text:style-name="T15">Tail attack</text:span></text:span></text:p>
          </table:table-cell>
          <table:table-cell table:style-name="Таблица1.F10" office:value-type="string">
            <text:p text:style-name="P18"><text:span text:style-name="Charact_5f_6"><text:span text:style-name="T10">Attack</text:span>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19"><text:span text:style-name="Charact_5f_7">Accel+,<text:line-break/></text:span><text:span text:style-name="Charact_5f_7"><text:span text:style-name="T30">Spawn 171</text:span></text:span></text:p>
          </table:table-cell>
          <table:table-cell table:style-name="Таблица1.B10" office:value-type="string">
            <text:p text:style-name="P36"><text:span text:style-name="Charact_5f_7">Accel+,<text:line-break/></text:span><text:span text:style-name="Charact_5f_7"><text:span text:style-name="T30">Spawn 171</text:span></text:span></text:p>
          </table:table-cell>
          <table:table-cell table:style-name="Таблица1.B10" office:value-type="string">
            <text:p text:style-name="P19"><text:span text:style-name="Charact_5f_7">Accel+,<text:line-break/></text:span><text:span text:style-name="Charact_5f_7"><text:span text:style-name="T31">Spawn </text:span></text:span><text:span text:style-name="Charact_5f_7"><text:span text:style-name="T32">292</text:span></text:span></text:p>
          </table:table-cell>
          <table:table-cell table:style-name="Таблица1.B10" office:value-type="string">
            <text:p text:style-name="P19"><text:span text:style-name="Charact_5f_7">Accel+, </text:span><text:span text:style-name="Charact_5f_7"><text:span text:style-name="T32">Spawn 292</text:span></text:span></text:p>
          </table:table-cell>
          <table:table-cell table:style-name="Таблица1.F10" office:value-type="string">
            <text:p text:style-name="P18"><text:span text:style-name="Charact_5f_7"><text:span text:style-name="T10">Attack, </text:span></text:span><text:span text:style-name="Charact_5f_7"><text:span text:style-name="T32">Spawn 266</text:span></text:span><text:span text:style-name="Charact_5f_7"><text:span text:style-name="T17">ng</text:span></text:span></text:p>
          </table:table-cell>
        </table:table-row>
        <table:table-row table:style-name="Таблица1.1">
          <table:table-cell table:style-name="Таблица1.A2" table:number-rows-spanned="7" office:value-type="string">
            <text:p text:style-name="P66">Alt Run<text:line-break/><text:span text:style-name="T49"><text:line-break/></text:span><text:soft-page-break/></text:p>
          </table:table-cell>
          <table:table-cell table:style-name="Таблица1.B10" office:value-type="string">
            <text:p text:style-name="P13"><text:span text:style-name="Charact_5f_1">Accel+</text:span></text:p>
          </table:table-cell>
          <table:table-cell table:style-name="Таблица1.B10" office:value-type="string">
            <text:p text:style-name="P14"><text:span text:style-name="Charact_5f_1">Accel+</text:span></text:p>
          </table:table-cell>
          <table:table-cell table:style-name="Таблица1.B10" office:value-type="string">
            <text:p text:style-name="P14"><text:span text:style-name="Charact_5f_1">Accel+</text:span></text:p>
          </table:table-cell>
          <table:table-cell table:style-name="Таблица1.B10" office:value-type="string">
            <text:p text:style-name="P14"><text:span text:style-name="Charact_5f_1">Accel+</text:span></text:p>
          </table:table-cell>
          <table:table-cell table:style-name="Таблица1.F10" office:value-type="string">
            <text:p text:style-name="P64"><text:span text:style-name="Charact_5f_1">Attack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15"><text:span text:style-name="Charact_5f_2">Accel+</text:span></text:p>
          </table:table-cell>
          <table:table-cell table:style-name="Таблица1.B10" office:value-type="string">
            <text:p text:style-name="P15"><text:span text:style-name="Charact_5f_2">Accel+</text:span></text:p>
          </table:table-cell>
          <table:table-cell table:style-name="Таблица1.B10" office:value-type="string">
            <text:p text:style-name="P15"><text:span text:style-name="Charact_5f_2">Accel+</text:span></text:p>
          </table:table-cell>
          <table:table-cell table:style-name="Таблица1.B10" office:value-type="string">
            <text:p text:style-name="P15"><text:span text:style-name="Charact_5f_2">Accel+</text:span></text:p>
          </table:table-cell>
          <table:table-cell table:style-name="Таблица1.F10" office:value-type="string">
            <text:p text:style-name="P22"><text:span text:style-name="Charact_5f_2"><text:span text:style-name="T11">Attack</text:span>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16"><text:span text:style-name="Charact_5f_3">Accel+,<text:line-break/></text:span><text:span text:style-name="Charact_5f_3"><text:span text:style-name="T5">Spawn 13</text:span></text:span></text:p>
          </table:table-cell>
          <table:table-cell table:style-name="Таблица1.B10" office:value-type="string">
            <text:p text:style-name="P17"><text:span text:style-name="Charact_5f_3">Accel+,<text:line-break/></text:span><text:span text:style-name="Charact_5f_3"><text:span text:style-name="T5">Spawn 13</text:span></text:span></text:p>
          </table:table-cell>
          <table:table-cell table:style-name="Таблица1.B10" office:value-type="string">
            <text:p text:style-name="P38"><text:span text:style-name="Charact_5f_3">Accel+,</text:span></text:p>
            <text:p text:style-name="P38"><text:span text:style-name="Charact_5f_3">Spawn 265 &amp; grab it</text:span></text:p>
          </table:table-cell>
          <table:table-cell table:style-name="Таблица1.B10" office:value-type="string">
            <text:p text:style-name="P39"><text:span text:style-name="Charact_5f_3">Accel+,</text:span></text:p>
            <text:p text:style-name="P39"><text:span text:style-name="Charact_5f_3">Spawn 265 &amp; grab it</text:span></text:p>
          </table:table-cell>
          <table:table-cell table:style-name="Таблица1.F10" office:value-type="string">
            <text:p text:style-name="P23"><text:span text:style-name="Charact_5f_3">Accel+,<text:line-break/></text:span><text:span text:style-name="Charact_5f_3"><text:span text:style-name="T5">Spawn 13</text:span></text:span><text:span text:style-name="Charact_5f_3"><text:span text:style-name="T13">ng</text:span>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10"><text:span text:style-name="Charact_5f_4">Accel+,</text:span></text:p>
            <text:p text:style-name="P12"><text:span text:style-name="Charact_5f_4"><text:span text:style-name="T6">Spawn 265</text:span></text:span></text:p>
          </table:table-cell>
          <table:table-cell table:style-name="Таблица1.B10" office:value-type="string">
            <text:p text:style-name="P11"><text:span text:style-name="Charact_5f_4">Accel+,</text:span></text:p>
            <text:p text:style-name="P11"><text:span text:style-name="Charact_5f_4"><text:span text:style-name="T6">Spawn 265</text:span></text:span></text:p>
          </table:table-cell>
          <table:table-cell table:style-name="Таблица1.B10" office:value-type="string">
            <text:p text:style-name="P11"><text:span text:style-name="Charact_5f_4">Accel+,</text:span></text:p>
            <text:p text:style-name="P37"><text:span text:style-name="Charact_5f_4"><text:span text:style-name="T6">Spawn 265</text:span></text:span><text:span text:style-name="Charact_5f_4"><text:span text:style-name="T34"> &amp; grab it</text:span></text:span></text:p>
          </table:table-cell>
          <table:table-cell table:style-name="Таблица1.B10" office:value-type="string">
            <text:p text:style-name="P37"><text:span text:style-name="Charact_5f_4">Accel+,</text:span></text:p>
            <text:p text:style-name="P37"><text:span text:style-name="Charact_5f_4"><text:span text:style-name="T6">Spawn 265</text:span></text:span><text:span text:style-name="Charact_5f_4"><text:span text:style-name="T34"> &amp; grab it</text:span></text:span></text:p>
          </table:table-cell>
          <table:table-cell table:style-name="Таблица1.F10" office:value-type="string">
            <text:p text:style-name="P11"><text:span text:style-name="Charact_5f_4"><text:span text:style-name="T10">Attack</text:span></text:span><text:span text:style-name="Charact_5f_4">,</text:span></text:p>
            <text:p text:style-name="P11"><text:span text:style-name="Charact_5f_4"><text:span text:style-name="T6">Spawn 265</text:span></text:span><text:span text:style-name="Charact_5f_4"><text:span text:style-name="T8">ng</text:span>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20"><text:span text:style-name="Charact_5f_5">Accel+,<text:line-break/></text:span><text:span text:style-name="Charact_5f_5"><text:span text:style-name="T14">Tail attack</text:span></text:span></text:p>
          </table:table-cell>
          <table:table-cell table:style-name="Таблица1.B10" office:value-type="string">
            <text:p text:style-name="P20"><text:span text:style-name="Charact_5f_5">Accel+,<text:line-break/></text:span><text:span text:style-name="Charact_5f_5"><text:span text:style-name="T14">Tail attack</text:span></text:span></text:p>
          </table:table-cell>
          <table:table-cell table:style-name="Таблица1.B10" office:value-type="string">
            <text:p text:style-name="P20"><text:span text:style-name="Charact_5f_5">Accel+,<text:line-break/></text:span><text:span text:style-name="Charact_5f_5"><text:span text:style-name="T14">Tail attack</text:span></text:span></text:p>
          </table:table-cell>
          <table:table-cell table:style-name="Таблица1.B10" office:value-type="string">
            <text:p text:style-name="P20"><text:span text:style-name="Charact_5f_5">Accel+,<text:line-break/></text:span><text:span text:style-name="Charact_5f_5"><text:span text:style-name="T14">Tail attack</text:span></text:span></text:p>
          </table:table-cell>
          <table:table-cell table:style-name="Таблица1.F10" office:value-type="string">
            <text:p text:style-name="P22"><text:span text:style-name="Charact_5f_5"><text:span text:style-name="T11">Attack</text:span>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24"><text:span text:style-name="Charact_5f_6"><text:span text:style-name="T11">Tr. to statue</text:span></text:span></text:p>
          </table:table-cell>
          <table:table-cell table:style-name="Таблица1.B10" office:value-type="string">
            <text:p text:style-name="P24"><text:span text:style-name="Charact_5f_6"><text:span text:style-name="T11">Tr. to statue</text:span></text:span></text:p>
          </table:table-cell>
          <table:table-cell table:style-name="Таблица1.B10" office:value-type="string">
            <text:p text:style-name="P24"><text:span text:style-name="Charact_5f_6"><text:span text:style-name="T11">Tr. to statue</text:span></text:span></text:p>
          </table:table-cell>
          <table:table-cell table:style-name="Таблица1.B10" office:value-type="string">
            <text:p text:style-name="P24"><text:span text:style-name="Charact_5f_6"><text:span text:style-name="T11">Tr. to statue</text:span></text:span></text:p>
          </table:table-cell>
          <table:table-cell table:style-name="Таблица1.F10" office:value-type="string">
            <text:p text:style-name="P22"><text:span text:style-name="Charact_5f_6"><text:span text:style-name="T11">Tr. to statue</text:span>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19"><text:span text:style-name="Charact_5f_7">Accel+,<text:line-break/></text:span><text:span text:style-name="Charact_5f_7"><text:span text:style-name="T30">Spawn 171</text:span></text:span></text:p>
          </table:table-cell>
          <table:table-cell table:style-name="Таблица1.B10" office:value-type="string">
            <text:p text:style-name="P36"><text:span text:style-name="Charact_5f_7">Accel+,<text:line-break/></text:span><text:span text:style-name="Charact_5f_7"><text:span text:style-name="T30">Spawn 171</text:span></text:span></text:p>
          </table:table-cell>
          <table:table-cell table:style-name="Таблица1.B10" office:value-type="string">
            <text:p text:style-name="P19"><text:span text:style-name="Charact_5f_7">Accel+,<text:line-break/></text:span><text:span text:style-name="Charact_5f_7"><text:span text:style-name="T31">Spawn </text:span></text:span><text:span text:style-name="Charact_5f_7"><text:span text:style-name="T32">292 </text:span></text:span><text:span text:style-name="Charact_5f_7"><text:span text:style-name="T33">&amp; grab it</text:span></text:span></text:p>
          </table:table-cell>
          <table:table-cell table:style-name="Таблица1.B10" office:value-type="string">
            <text:p text:style-name="P19"><text:span text:style-name="Charact_5f_7">Accel+, </text:span><text:span text:style-name="Charact_5f_7"><text:span text:style-name="T32">Spawn 292 </text:span></text:span><text:span text:style-name="Charact_5f_7"><text:span text:style-name="T33">&amp; grab it</text:span></text:span></text:p>
          </table:table-cell>
          <table:table-cell table:style-name="Таблица1.F10" office:value-type="string">
            <text:p text:style-name="P18"><text:span text:style-name="Charact_5f_7"><text:span text:style-name="T10">Attack, </text:span></text:span><text:span text:style-name="Charact_5f_7"><text:span text:style-name="T32">Spawn 266</text:span></text:span><text:span text:style-name="Charact_5f_7"><text:span text:style-name="T17">ng</text:span></text:span></text:p>
          </table:table-cell>
        </table:table-row>
        <table:table-row table:style-name="Таблица1.1">
          <table:table-cell table:style-name="Таблица1.A2" table:number-rows-spanned="7" office:value-type="string">
            <text:p text:style-name="P77">Jump</text:p>
          </table:table-cell>
          <table:table-cell table:style-name="Таблица1.B45" office:value-type="string">
            <text:p text:style-name="P13"><text:span text:style-name="Charact_5f_1"><text:span text:style-name="T53">Jump</text:span></text:span></text:p>
          </table:table-cell>
          <table:table-cell table:style-name="Таблица1.C44" office:value-type="string">
            <text:p text:style-name="P26"><text:span text:style-name="Charact_5f_1"><text:span text:style-name="T53">Jump</text:span></text:span></text:p>
          </table:table-cell>
          <table:table-cell table:style-name="Таблица1.D45" office:value-type="string">
            <text:p text:style-name="P26"><text:span text:style-name="Charact_5f_1"><text:span text:style-name="T53">Jump,<text:line-break/>Float, if in air</text:span></text:span></text:p>
          </table:table-cell>
          <table:table-cell table:style-name="Таблица1.E45" office:value-type="string">
            <text:p text:style-name="P26"><text:span text:style-name="Charact_5f_1"><text:span text:style-name="T53">Jump</text:span></text:span></text:p>
          </table:table-cell>
          <table:table-cell table:style-name="Таблица1.F44" office:value-type="string">
            <text:p text:style-name="P26"><text:span text:style-name="Charact_5f_1"><text:span text:style-name="T53">Jump</text:span></text:span></text:p>
          </table:table-cell>
        </table:table-row>
        <table:table-row table:style-name="Таблица1.1">
          <table:covered-table-cell/>
          <table:table-cell table:style-name="Таблица1.B45" office:value-type="string">
            <text:p text:style-name="P26"><text:span text:style-name="Charact_5f_2"><text:span text:style-name="T53">Jump</text:span></text:span></text:p>
          </table:table-cell>
          <table:table-cell table:style-name="Таблица1.C44" office:value-type="string">
            <text:p text:style-name="P26"><text:span text:style-name="Charact_5f_2"><text:span text:style-name="T53">Jump</text:span></text:span></text:p>
          </table:table-cell>
          <table:table-cell table:style-name="Таблица1.D45" office:value-type="string">
            <text:p text:style-name="P26"><text:span text:style-name="Charact_5f_2"><text:span text:style-name="T53">Jump<text:line-break/>Float if in air</text:span></text:span></text:p>
          </table:table-cell>
          <table:table-cell table:style-name="Таблица1.E45" office:value-type="string">
            <text:p text:style-name="P26"><text:span text:style-name="Charact_5f_2"><text:span text:style-name="T53">Jump</text:span></text:span></text:p>
          </table:table-cell>
          <table:table-cell table:style-name="Таблица1.F44" office:value-type="string">
            <text:p text:style-name="P26"><text:span text:style-name="Charact_5f_2"><text:span text:style-name="T53">Jump</text:span></text:span></text:p>
          </table:table-cell>
        </table:table-row>
        <table:table-row table:style-name="Таблица1.1">
          <table:covered-table-cell/>
          <table:table-cell table:style-name="Таблица1.B45" office:value-type="string">
            <text:p text:style-name="P26"><text:span text:style-name="Charact_5f_3"><text:span text:style-name="T53">Jump</text:span></text:span></text:p>
          </table:table-cell>
          <table:table-cell table:style-name="Таблица1.C44" office:value-type="string">
            <text:p text:style-name="P26"><text:span text:style-name="Charact_5f_3"><text:span text:style-name="T53">Jump</text:span></text:span></text:p>
          </table:table-cell>
          <table:table-cell table:style-name="Таблица1.D45" office:value-type="string">
            <text:p text:style-name="P26"><text:span text:style-name="Charact_5f_3"><text:span text:style-name="T53">Jump,<text:line-break/>Float if in air</text:span></text:span></text:p>
          </table:table-cell>
          <table:table-cell table:style-name="Таблица1.E45" office:value-type="string">
            <text:p text:style-name="P26"><text:span text:style-name="Charact_5f_3"><text:span text:style-name="T53">Jump</text:span></text:span></text:p>
          </table:table-cell>
          <table:table-cell table:style-name="Таблица1.F44" office:value-type="string">
            <text:p text:style-name="P26"><text:span text:style-name="Charact_5f_3"><text:span text:style-name="T9">Jump</text:span></text:span></text:p>
          </table:table-cell>
        </table:table-row>
        <table:table-row table:style-name="Таблица1.1">
          <table:covered-table-cell/>
          <table:table-cell table:style-name="Таблица1.B45" office:value-type="string">
            <text:p text:style-name="P26"><text:span text:style-name="Charact_5f_4"><text:span text:style-name="T53">Jump</text:span></text:span></text:p>
          </table:table-cell>
          <table:table-cell table:style-name="Таблица1.C44" office:value-type="string">
            <text:p text:style-name="P26"><text:span text:style-name="Charact_5f_4"><text:span text:style-name="T53">Jump</text:span></text:span></text:p>
          </table:table-cell>
          <table:table-cell table:style-name="Таблица1.D45" office:value-type="string">
            <text:p text:style-name="P26"><text:span text:style-name="Charact_5f_4"><text:span text:style-name="T53">Jump<text:line-break/>Float if in air</text:span></text:span></text:p>
          </table:table-cell>
          <table:table-cell table:style-name="Таблица1.E45" office:value-type="string">
            <text:p text:style-name="P26"><text:span text:style-name="Charact_5f_4"><text:span text:style-name="T53">Jump</text:span></text:span></text:p>
          </table:table-cell>
          <table:table-cell table:style-name="Таблица1.F44" office:value-type="string">
            <text:p text:style-name="P26"><text:span text:style-name="Charact_5f_4"><text:span text:style-name="T9">Jump</text:span></text:span></text:p>
          </table:table-cell>
        </table:table-row>
        <table:table-row table:style-name="Таблица1.1">
          <table:covered-table-cell/>
          <table:table-cell table:style-name="Таблица1.B45" office:value-type="string">
            <text:p text:style-name="P19"><text:span text:style-name="Charact_5f_5"><text:span text:style-name="Charact_5f_5"><text:span text:style-name="T19">Jump</text:span></text:span></text:span><text:span text:style-name="Charact_5f_5">,<text:line-break/></text:span><text:span text:style-name="Charact_5f_5"><text:span text:style-name="T18">Slow fall,<text:line-break/></text:span></text:span><text:span text:style-name="Charact_5f_5"><text:span text:style-name="T20">Fly up on run</text:span></text:span></text:p>
          </table:table-cell>
          <table:table-cell table:style-name="Таблица1.C44" office:value-type="string">
            <text:p text:style-name="P28"><text:span text:style-name="Charact_5f_5"><text:span text:style-name="T19">Jump</text:span></text:span><text:span text:style-name="Charact_5f_5">,<text:line-break/></text:span><text:span text:style-name="Charact_5f_5"><text:span text:style-name="T18">Slow fall,<text:line-break/></text:span></text:span><text:span text:style-name="Charact_5f_5"><text:span text:style-name="T20">Fly up on run</text:span></text:span></text:p>
          </table:table-cell>
          <table:table-cell table:style-name="Таблица1.D45" office:value-type="string">
            <text:p text:style-name="P31"><text:span text:style-name="Charact_5f_5"><text:span text:style-name="T19">Jump</text:span></text:span><text:span text:style-name="Charact_5f_5">,<text:line-break/></text:span><text:span text:style-name="Charact_5f_5"><text:span text:style-name="T54">Float if in air,</text:span></text:span><text:span text:style-name="Charact_5f_5"><text:line-break/></text:span><text:span text:style-name="Charact_5f_5"><text:span text:style-name="T18">Slow fall,<text:line-break/></text:span></text:span><text:span text:style-name="Charact_5f_5"><text:span text:style-name="T20">Mega Jump on run</text:span></text:span></text:p>
          </table:table-cell>
          <table:table-cell table:style-name="Таблица1.E45" office:value-type="string">
            <text:p text:style-name="P27"><text:span text:style-name="Charact_5f_5"><text:span text:style-name="T19">Jump</text:span></text:span><text:span text:style-name="Charact_5f_5">,<text:line-break/></text:span><text:span text:style-name="Charact_5f_5"><text:span text:style-name="T18">Slow fall,<text:line-break/></text:span></text:span><text:span text:style-name="Charact_5f_5"><text:span text:style-name="T21">DoubleJump on jump in air,<text:line-break/>Fly up on run</text:span></text:span></text:p>
          </table:table-cell>
          <table:table-cell table:style-name="Таблица1.F44" office:value-type="string">
            <text:p text:style-name="P18"><text:span text:style-name="Charact_5f_5"><text:span text:style-name="T10">Attack</text:span></text:span><text:span text:style-name="Charact_5f_5"><text:span text:style-name="T38">,</text:span></text:span><text:span text:style-name="Charact_5f_5"><text:span text:style-name="T10"><text:line-break/>turn into fairy in air</text:span></text:span></text:p>
          </table:table-cell>
        </table:table-row>
        <table:table-row table:style-name="Таблица1.1">
          <table:covered-table-cell/>
          <table:table-cell table:style-name="Таблица1.B45" office:value-type="string">
            <text:p text:style-name="P29"><text:span text:style-name="Charact_5f_6"><text:span text:style-name="T22">Jump,<text:line-break/>Slow fall,<text:line-break/>Fly up on run</text:span></text:span></text:p>
          </table:table-cell>
          <table:table-cell table:style-name="Таблица1.C44" office:value-type="string">
            <text:p text:style-name="P29"><text:span text:style-name="Charact_5f_6"><text:span text:style-name="T22">Jump,<text:line-break/>Slow fall,<text:line-break/>Fly up on run</text:span></text:span></text:p>
          </table:table-cell>
          <table:table-cell table:style-name="Таблица1.D45" office:value-type="string">
            <text:p text:style-name="P31"><text:span text:style-name="Charact_5f_6"><text:span text:style-name="T22">Jump,<text:line-break/></text:span></text:span><text:span text:style-name="Charact_5f_6"><text:span text:style-name="T24">Float if in air</text:span></text:span><text:span text:style-name="Charact_5f_6"><text:span text:style-name="T22"><text:line-break/>Slow fall,<text:line-break/>Mega Jump on run</text:span></text:span></text:p>
          </table:table-cell>
          <table:table-cell table:style-name="Таблица1.E45" office:value-type="string">
            <text:p text:style-name="P29"><text:span text:style-name="Charact_5f_6"><text:span text:style-name="T22">Jump,<text:line-break/>Slow fall,<text:line-break/>DoubleJump on jump in air,<text:line-break/>Fly up on run</text:span></text:span></text:p>
          </table:table-cell>
          <table:table-cell table:style-name="Таблица1.F44" office:value-type="string">
            <text:p text:style-name="P18"><text:span text:style-name="Charact_5f_6"><text:span text:style-name="T10">Attack,<text:line-break/>turn into</text:span></text:span><text:span text:style-name="Charact_5f_6"><text:span text:style-name="T19"> fairy in air</text:span></text:span></text:p>
          </table:table-cell>
        </table:table-row>
        <table:table-row table:style-name="Таблица1.1">
          <table:covered-table-cell/>
          <table:table-cell table:style-name="Таблица1.B30" office:value-type="string">
            <text:p text:style-name="P30"><text:span text:style-name="Charact_5f_7"><text:span text:style-name="T23">Jump</text:span></text:span></text:p>
          </table:table-cell>
          <table:table-cell table:style-name="Таблица1.C30" office:value-type="string">
            <text:p text:style-name="P30"><text:span text:style-name="Charact_5f_7"><text:span text:style-name="T23">Jump</text:span></text:span></text:p>
          </table:table-cell>
          <table:table-cell table:style-name="Таблица1.D30" office:value-type="string">
            <text:p text:style-name="P30"><text:span text:style-name="Charact_5f_7"><text:span text:style-name="T23">Jump,<text:line-break/>Float if in air</text:span></text:span></text:p>
          </table:table-cell>
          <table:table-cell table:style-name="Таблица1.E30" office:value-type="string">
            <text:p text:style-name="P30"><text:span text:style-name="Charact_5f_7"><text:span text:style-name="T23">Jump</text:span></text:span></text:p>
          </table:table-cell>
          <table:table-cell table:style-name="Таблица1.F30" office:value-type="string">
            <text:p text:style-name="P30"><text:span text:style-name="Charact_5f_7"><text:span text:style-name="T23">Jump</text:span></text:span></text:p>
          </table:table-cell>
        </table:table-row>
        <table:table-row table:style-name="Таблица1.1">
          <table:table-cell table:style-name="Таблица1.A2" table:number-rows-spanned="7" office:value-type="string">
            <text:p text:style-name="P77"><text:span text:style-name="T27">Alt </text:span>Jump</text:p>
          </table:table-cell>
          <table:table-cell table:style-name="Таблица1.B45" office:value-type="string">
            <text:p text:style-name="P13"><text:span text:style-name="Charact_5f_1"><text:span text:style-name="T25">S</text:span></text:span><text:span text:style-name="Charact_5f_1"><text:span text:style-name="T26">pin </text:span></text:span><text:span text:style-name="Charact_5f_1"><text:span text:style-name="T53">Jump</text:span></text:span></text:p>
          </table:table-cell>
          <table:table-cell table:style-name="Таблица1.C44" office:value-type="string">
            <text:p text:style-name="P32"><text:span text:style-name="Charact_5f_1"><text:span text:style-name="T25">S</text:span></text:span><text:span text:style-name="Charact_5f_1"><text:span text:style-name="T26">pin </text:span></text:span><text:span text:style-name="Charact_5f_1"><text:span text:style-name="T53">Jump</text:span></text:span></text:p>
          </table:table-cell>
          <table:table-cell table:style-name="Таблица1.D45" office:value-type="string">
            <text:p text:style-name="P26"><text:span text:style-name="Charact_5f_1"><text:span text:style-name="T53">Jump </text:span></text:span><text:span text:style-name="Charact_5f_1"><text:span text:style-name="T26">&amp;</text:span></text:span><text:span text:style-name="Charact_5f_1"><text:span text:style-name="T53"><text:line-break/>Float, if in air</text:span></text:span></text:p>
          </table:table-cell>
          <table:table-cell table:style-name="Таблица1.E45" office:value-type="string">
            <text:p text:style-name="P32"><text:span text:style-name="Charact_5f_1"><text:span text:style-name="T25">S</text:span></text:span><text:span text:style-name="Charact_5f_1"><text:span text:style-name="T26">pin </text:span></text:span><text:span text:style-name="Charact_5f_1"><text:span text:style-name="T53">Jump</text:span></text:span></text:p>
          </table:table-cell>
          <table:table-cell table:style-name="Таблица1.F44" office:value-type="string">
            <text:p text:style-name="P26"><text:span text:style-name="Charact_5f_1"><text:span text:style-name="T53">Jump</text:span></text:span></text:p>
          </table:table-cell>
        </table:table-row>
        <table:table-row table:style-name="Таблица1.1">
          <table:covered-table-cell/>
          <table:table-cell table:style-name="Таблица1.B45" office:value-type="string">
            <text:p text:style-name="P26"><text:span text:style-name="Charact_5f_2"><text:span text:style-name="T25">Sp</text:span></text:span><text:span text:style-name="Charact_5f_2"><text:span text:style-name="T26">in </text:span></text:span><text:span text:style-name="Charact_5f_2"><text:span text:style-name="T53">Jump</text:span></text:span></text:p>
          </table:table-cell>
          <table:table-cell table:style-name="Таблица1.C44" office:value-type="string">
            <text:p text:style-name="P32"><text:span text:style-name="Charact_5f_2"><text:span text:style-name="T25">Sp</text:span></text:span><text:span text:style-name="Charact_5f_2"><text:span text:style-name="T26">in </text:span></text:span><text:span text:style-name="Charact_5f_2"><text:span text:style-name="T53">Jump</text:span></text:span></text:p>
          </table:table-cell>
          <table:table-cell table:style-name="Таблица1.D45" office:value-type="string">
            <text:p text:style-name="P26"><text:span text:style-name="Charact_5f_2"><text:span text:style-name="T53">Jump </text:span></text:span><text:span text:style-name="Charact_5f_2"><text:span text:style-name="T26">&amp;</text:span></text:span><text:span text:style-name="Charact_5f_2"><text:span text:style-name="T53"><text:line-break/>Float if in air</text:span></text:span></text:p>
          </table:table-cell>
          <table:table-cell table:style-name="Таблица1.E45" office:value-type="string">
            <text:p text:style-name="P32"><text:span text:style-name="Charact_5f_2"><text:span text:style-name="T25">Sp</text:span></text:span><text:span text:style-name="Charact_5f_2"><text:span text:style-name="T26">in </text:span></text:span><text:span text:style-name="Charact_5f_2"><text:span text:style-name="T53">Jump</text:span></text:span></text:p>
          </table:table-cell>
          <table:table-cell table:style-name="Таблица1.F44" office:value-type="string">
            <text:p text:style-name="P26"><text:span text:style-name="Charact_5f_2"><text:span text:style-name="T53">Jump</text:span></text:span></text:p>
          </table:table-cell>
        </table:table-row>
        <table:table-row table:style-name="Таблица1.1">
          <table:covered-table-cell/>
          <table:table-cell table:style-name="Таблица1.B45" office:value-type="string">
            <text:p text:style-name="P26"><text:span text:style-name="Charact_5f_3"><text:span text:style-name="T25">Spi</text:span></text:span><text:span text:style-name="Charact_5f_3"><text:span text:style-name="T27">n </text:span></text:span><text:span text:style-name="Charact_5f_3"><text:span text:style-name="T53">Jump</text:span></text:span></text:p>
          </table:table-cell>
          <table:table-cell table:style-name="Таблица1.C44" office:value-type="string">
            <text:p text:style-name="P33"><text:span text:style-name="Charact_5f_3"><text:span text:style-name="T25">Spi</text:span></text:span><text:span text:style-name="Charact_5f_3"><text:span text:style-name="T27">n </text:span></text:span><text:span text:style-name="Charact_5f_3"><text:span text:style-name="T53">Jump</text:span></text:span></text:p>
          </table:table-cell>
          <table:table-cell table:style-name="Таблица1.D45" office:value-type="string">
            <text:p text:style-name="P26"><text:span text:style-name="Charact_5f_3"><text:span text:style-name="T53">Jump </text:span></text:span><text:span text:style-name="Charact_5f_3"><text:span text:style-name="T26">&amp;</text:span></text:span><text:span text:style-name="Charact_5f_3"><text:span text:style-name="T53"><text:line-break/>Float if in air</text:span></text:span></text:p>
          </table:table-cell>
          <table:table-cell table:style-name="Таблица1.E45" office:value-type="string">
            <text:p text:style-name="P33"><text:span text:style-name="Charact_5f_3"><text:span text:style-name="T25">Spi</text:span></text:span><text:span text:style-name="Charact_5f_3"><text:span text:style-name="T27">n </text:span></text:span><text:span text:style-name="Charact_5f_3"><text:span text:style-name="T53">Jump</text:span></text:span></text:p>
          </table:table-cell>
          <table:table-cell table:style-name="Таблица1.F44" office:value-type="string">
            <text:p text:style-name="P26"><text:span text:style-name="Charact_5f_3"><text:span text:style-name="T55">Jump</text:span></text:span></text:p>
          </table:table-cell>
        </table:table-row>
        <table:table-row table:style-name="Таблица1.1">
          <table:covered-table-cell/>
          <table:table-cell table:style-name="Таблица1.B45" office:value-type="string">
            <text:p text:style-name="P26"><text:span text:style-name="Charact_5f_4"><text:span text:style-name="T25">Sp</text:span></text:span><text:span text:style-name="Charact_5f_4"><text:span text:style-name="T28">in </text:span></text:span><text:span text:style-name="Charact_5f_4"><text:span text:style-name="T53">Jump</text:span></text:span></text:p>
          </table:table-cell>
          <table:table-cell table:style-name="Таблица1.C44" office:value-type="string">
            <text:p text:style-name="P34"><text:span text:style-name="Charact_5f_4"><text:span text:style-name="T25">Sp</text:span></text:span><text:span text:style-name="Charact_5f_4"><text:span text:style-name="T28">in </text:span></text:span><text:span text:style-name="Charact_5f_4"><text:span text:style-name="T53">Jump</text:span></text:span></text:p>
          </table:table-cell>
          <table:table-cell table:style-name="Таблица1.D45" office:value-type="string">
            <text:p text:style-name="P26"><text:span text:style-name="Charact_5f_4"><text:span text:style-name="T53">Jump </text:span></text:span><text:span text:style-name="Charact_5f_4"><text:span text:style-name="T26">&amp;</text:span></text:span><text:span text:style-name="Charact_5f_4"><text:span text:style-name="T53"><text:line-break/>Float if in air</text:span></text:span></text:p>
          </table:table-cell>
          <table:table-cell table:style-name="Таблица1.E45" office:value-type="string">
            <text:p text:style-name="P34"><text:span text:style-name="Charact_5f_4"><text:span text:style-name="T25">Sp</text:span></text:span><text:span text:style-name="Charact_5f_4"><text:span text:style-name="T28">in </text:span></text:span><text:span text:style-name="Charact_5f_4"><text:span text:style-name="T53">Jump</text:span></text:span></text:p>
          </table:table-cell>
          <table:table-cell table:style-name="Таблица1.F44" office:value-type="string">
            <text:p text:style-name="P26"><text:span text:style-name="Charact_5f_4"><text:span text:style-name="T55">Jump</text:span></text:span></text:p>
          </table:table-cell>
        </table:table-row>
        <table:table-row table:style-name="Таблица1.1">
          <table:covered-table-cell/>
          <table:table-cell table:style-name="Таблица1.B45" office:value-type="string">
            <text:p text:style-name="P19"><text:span text:style-name="Charact_5f_5"><text:span text:style-name="T19">Jump</text:span></text:span><text:span text:style-name="Charact_5f_5">,<text:line-break/></text:span><text:span text:style-name="Charact_5f_5"><text:span text:style-name="T18">Slow fall,<text:line-break/></text:span></text:span><text:span text:style-name="Charact_5f_5"><text:span text:style-name="T20">Fly up on run</text:span></text:span></text:p>
          </table:table-cell>
          <table:table-cell table:style-name="Таблица1.C44" office:value-type="string">
            <text:p text:style-name="P28"><text:span text:style-name="Charact_5f_5"><text:span text:style-name="T19">Jump</text:span></text:span><text:span text:style-name="Charact_5f_5">,<text:line-break/></text:span><text:span text:style-name="Charact_5f_5"><text:span text:style-name="T18">Slow fall,<text:line-break/></text:span></text:span><text:span text:style-name="Charact_5f_5"><text:span text:style-name="T20">Fly up on run</text:span></text:span></text:p>
          </table:table-cell>
          <table:table-cell table:style-name="Таблица1.D45" office:value-type="string">
            <text:p text:style-name="P31"><text:span text:style-name="Charact_5f_5"><text:span text:style-name="T19">Jump </text:span></text:span><text:span text:style-name="Charact_5f_5"><text:span text:style-name="T26">&amp;</text:span></text:span><text:span text:style-name="Charact_5f_5"><text:line-break/></text:span><text:span text:style-name="Charact_5f_5"><text:span text:style-name="T54">Float if in air,</text:span></text:span><text:span text:style-name="Charact_5f_5"><text:line-break/></text:span><text:span text:style-name="Charact_5f_5"><text:span text:style-name="T18">Slow fall,<text:line-break/></text:span></text:span><text:span text:style-name="Charact_5f_5"><text:span text:style-name="T20">Mega Jump on run</text:span></text:span></text:p>
          </table:table-cell>
          <table:table-cell table:style-name="Таблица1.E45" office:value-type="string">
            <text:p text:style-name="P27"><text:span text:style-name="Charact_5f_5"><text:span text:style-name="T19">Jump</text:span></text:span><text:span text:style-name="Charact_5f_5">,<text:line-break/></text:span><text:span text:style-name="Charact_5f_5"><text:span text:style-name="T18">Slow fall,<text:line-break/></text:span></text:span><text:span text:style-name="Charact_5f_5"><text:span text:style-name="T21">DoubleJump on jump in air,<text:line-break/>Fly up on run</text:span></text:span></text:p>
          </table:table-cell>
          <table:table-cell table:style-name="Таблица1.F44" office:value-type="string">
            <text:p text:style-name="P18"><text:span text:style-name="Charact_5f_5"><text:span text:style-name="T10">Attack</text:span></text:span><text:span text:style-name="Charact_5f_5"><text:span text:style-name="T38">,</text:span></text:span><text:span text:style-name="Charact_5f_5"><text:span text:style-name="T10"><text:line-break/>turn into fairy in air</text:span></text:span></text:p>
          </table:table-cell>
        </table:table-row>
        <table:table-row table:style-name="Таблица1.1">
          <table:covered-table-cell/>
          <table:table-cell table:style-name="Таблица1.B45" office:value-type="string">
            <text:p text:style-name="P29"><text:span text:style-name="Charact_5f_6"><text:span text:style-name="T29">Spin </text:span></text:span><text:span text:style-name="Charact_5f_6"><text:span text:style-name="T22">Jump,<text:line-break/>Slow fall,<text:line-break/>Fly up on run</text:span></text:span></text:p>
          </table:table-cell>
          <table:table-cell table:style-name="Таблица1.C44" office:value-type="string">
            <text:p text:style-name="P35"><text:span text:style-name="Charact_5f_6"><text:span text:style-name="T29">Spin </text:span></text:span><text:span text:style-name="Charact_5f_6"><text:span text:style-name="T22">Jump,<text:line-break/>Slow fall,<text:line-break/>Fly up on run</text:span></text:span></text:p>
          </table:table-cell>
          <table:table-cell table:style-name="Таблица1.D45" office:value-type="string">
            <text:p text:style-name="P31"><text:span text:style-name="Charact_5f_6"><text:span text:style-name="T22">Jump </text:span></text:span><text:span text:style-name="Charact_5f_6"><text:span text:style-name="T26">&amp;</text:span></text:span><text:span text:style-name="Charact_5f_6"><text:span text:style-name="T22"><text:line-break/></text:span></text:span><text:span text:style-name="Charact_5f_6"><text:span text:style-name="T24">Float if in air</text:span></text:span><text:span text:style-name="Charact_5f_6"><text:span text:style-name="T22"><text:line-break/>Slow fall,<text:line-break/>Mega Jump on run</text:span></text:span></text:p>
          </table:table-cell>
          <table:table-cell table:style-name="Таблица1.E45" office:value-type="string">
            <text:p text:style-name="P35"><text:span text:style-name="Charact_5f_6"><text:span text:style-name="T29">Spin </text:span></text:span><text:span text:style-name="Charact_5f_6"><text:span text:style-name="T22">Jump,<text:line-break/>Slow fall,<text:line-break/>Fly up on run</text:span></text:span></text:p>
          </table:table-cell>
          <table:table-cell table:style-name="Таблица1.F44" office:value-type="string">
            <text:p text:style-name="P18"><text:span text:style-name="Charact_5f_6"><text:span text:style-name="T10">Attack,<text:line-break/>turn into</text:span></text:span><text:span text:style-name="Charact_5f_6"><text:span text:style-name="T19"> fairy in air</text:span></text:span></text:p>
          </table:table-cell>
        </table:table-row>
        <table:table-row table:style-name="Таблица1.1">
          <table:covered-table-cell/>
          <table:table-cell table:style-name="Таблица1.B45" office:value-type="string">
            <text:p text:style-name="P30"><text:span text:style-name="Charact_5f_7"><text:span text:style-name="T23">Jump</text:span></text:span></text:p>
          </table:table-cell>
          <table:table-cell table:style-name="Таблица1.C44" office:value-type="string">
            <text:p text:style-name="P30"><text:span text:style-name="Charact_5f_7"><text:span text:style-name="T23">Jump</text:span></text:span></text:p>
          </table:table-cell>
          <table:table-cell table:style-name="Таблица1.D45" office:value-type="string">
            <text:p text:style-name="P30"><text:span text:style-name="Charact_5f_7"><text:span text:style-name="T23">Jump,<text:line-break/>Float if in air</text:span></text:span></text:p>
          </table:table-cell>
          <table:table-cell table:style-name="Таблица1.E45" office:value-type="string">
            <text:p text:style-name="P30"><text:span text:style-name="Charact_5f_7"><text:span text:style-name="T23">Jump</text:span></text:span></text:p>
          </table:table-cell>
          <table:table-cell table:style-name="Таблица1.F44" office:value-type="string">
            <text:p text:style-name="P30"><text:span text:style-name="Charact_5f_7"><text:span text:style-name="T23">Jump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67">Item slot</text:p>
          </table:table-cell>
          <table:table-cell table:style-name="Таблица1.B45" office:value-type="string">
            <text:p text:style-name="P25"><text:span text:style-name="Charact_5f_2"><text:span text:style-name="T37">Yes</text:span></text:span></text:p>
          </table:table-cell>
          <table:table-cell table:style-name="Таблица1.C44" office:value-type="string">
            <text:p text:style-name="P9"><text:span text:style-name="Charact_5f_2"><text:span text:style-name="T36">Yes</text:span></text:span></text:p>
          </table:table-cell>
          <table:table-cell table:style-name="Таблица1.D45" office:value-type="string">
            <text:p text:style-name="P8"><text:span text:style-name="Charact_5f_2"><text:span text:style-name="T36">No</text:span></text:span></text:p>
          </table:table-cell>
          <table:table-cell table:style-name="Таблица1.E45" office:value-type="string">
            <text:p text:style-name="P9"><text:span text:style-name="Charact_5f_2"><text:span text:style-name="T36">No</text:span></text:span></text:p>
          </table:table-cell>
          <table:table-cell table:style-name="Таблица1.F44" office:value-type="string">
            <text:p text:style-name="P9"><text:span text:style-name="Charact_5f_2"><text:span text:style-name="T36">No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78">Can ride on Yosh<text:span text:style-name="T57">i</text:span></text:p>
          </table:table-cell>
          <table:table-cell table:style-name="Таблица1.B45" office:value-type="string">
            <text:p text:style-name="P69">Yes</text:p>
          </table:table-cell>
          <table:table-cell table:style-name="Таблица1.C44" office:value-type="string">
            <text:p text:style-name="P69">Yes</text:p>
          </table:table-cell>
          <table:table-cell table:style-name="Таблица1.D45" office:value-type="string">
            <text:p text:style-name="P69">No</text:p>
          </table:table-cell>
          <table:table-cell table:style-name="Таблица1.E45" office:value-type="string">
            <text:p text:style-name="P69">No</text:p>
          </table:table-cell>
          <table:table-cell table:style-name="Таблица1.F44" office:value-type="string">
            <text:p text:style-name="P69">No</text:p>
          </table:table-cell>
        </table:table-row>
        <table:table-row table:style-name="Таблица1.1">
          <table:table-cell table:style-name="Таблица1.A2" office:value-type="string">
            <text:p text:style-name="P78">Can ride on boot</text:p>
          </table:table-cell>
          <table:table-cell table:style-name="Таблица1.B45" office:value-type="string">
            <text:p text:style-name="P69">Yes</text:p>
          </table:table-cell>
          <table:table-cell table:style-name="Таблица1.C44" office:value-type="string">
            <text:p text:style-name="P69">Yes</text:p>
          </table:table-cell>
          <table:table-cell table:style-name="Таблица1.D45" office:value-type="string">
            <text:p text:style-name="P69">Yes</text:p>
          </table:table-cell>
          <table:table-cell table:style-name="Таблица1.E45" office:value-type="string">
            <text:p text:style-name="P69">Yes</text:p>
          </table:table-cell>
          <table:table-cell table:style-name="Таблица1.F44" office:value-type="string">
            <text:p text:style-name="P69">No</text:p>
          </table:table-cell>
        </table:table-row>
        <table:table-row table:style-name="Таблица1.1">
          <table:table-cell table:style-name="Таблица1.A2" office:value-type="string">
            <text:p text:style-name="P78">Cat grub tools</text:p>
          </table:table-cell>
          <table:table-cell table:style-name="Таблица1.B45" office:value-type="string">
            <text:p text:style-name="P69">Yes</text:p>
          </table:table-cell>
          <table:table-cell table:style-name="Таблица1.C44" office:value-type="string">
            <text:p text:style-name="P69">Yes</text:p>
          </table:table-cell>
          <table:table-cell table:style-name="Таблица1.D45" office:value-type="string">
            <text:p text:style-name="P69">Yes</text:p>
          </table:table-cell>
          <table:table-cell table:style-name="Таблица1.E45" office:value-type="string">
            <text:p text:style-name="P69">Yes</text:p>
          </table:table-cell>
          <table:table-cell table:style-name="Таблица1.F44" office:value-type="string">
            <text:p text:style-name="P69">No</text:p>
          </table:table-cell>
        </table:table-row>
        <table:table-row table:style-name="Таблица1.1">
          <table:table-cell table:style-name="Таблица1.A2" office:value-type="string">
            <text:p text:style-name="P78">Can <text:span text:style-name="T57">take a </text:span>bomb on <text:s/><text:span text:style-name="T57">attacking</text:span></text:p>
          </table:table-cell>
          <table:table-cell table:style-name="Таблица1.B45" office:value-type="string">
            <text:p text:style-name="P69">No</text:p>
          </table:table-cell>
          <table:table-cell table:style-name="Таблица1.C44" office:value-type="string">
            <text:p text:style-name="P69">No</text:p>
          </table:table-cell>
          <table:table-cell table:style-name="Таблица1.D45" office:value-type="string">
            <text:p text:style-name="P69">No</text:p>
          </table:table-cell>
          <table:table-cell table:style-name="Таблица1.E45" office:value-type="string">
            <text:p text:style-name="P69">No</text:p>
          </table:table-cell>
          <table:table-cell table:style-name="Таблица1.F44" office:value-type="string">
            <text:p text:style-name="P69">Yes</text:p>
          </table:table-cell>
        </table:table-row>
        <table:table-row table:style-name="Таблица1.1">
          <table:table-cell table:style-name="Таблица1.A2" office:value-type="string">
            <text:p text:style-name="P79">Can take key<text:line-break/>(take as co<text:span text:style-name="T57">in</text:span>)</text:p>
          </table:table-cell>
          <table:table-cell table:style-name="Таблица1.B45" office:value-type="string">
            <text:p text:style-name="P70">No</text:p>
          </table:table-cell>
          <table:table-cell table:style-name="Таблица1.C44" office:value-type="string">
            <text:p text:style-name="P70">No</text:p>
          </table:table-cell>
          <table:table-cell table:style-name="Таблица1.D45" office:value-type="string">
            <text:p text:style-name="P70">No</text:p>
          </table:table-cell>
          <table:table-cell table:style-name="Таблица1.E45" office:value-type="string">
            <text:p text:style-name="P70">No</text:p>
          </table:table-cell>
          <table:table-cell table:style-name="Таблица1.F44" office:value-type="string">
            <text:p text:style-name="P70">Yes</text:p>
          </table:table-cell>
        </table:table-row>
        <table:table-row table:style-name="Таблица1.1">
          <table:table-cell table:style-name="Таблица1.A2" office:value-type="string">
            <text:p text:style-name="P80">Live Meter</text:p>
          </table:table-cell>
          <table:table-cell table:style-name="Таблица1.B45" office:value-type="string">
            <text:p text:style-name="P71">No</text:p>
          </table:table-cell>
          <table:table-cell table:style-name="Таблица1.C44" office:value-type="string">
            <text:p text:style-name="P71">No</text:p>
          </table:table-cell>
          <table:table-cell table:style-name="Таблица1.D45" office:value-type="string">
            <text:p text:style-name="P71">3pt</text:p>
          </table:table-cell>
          <table:table-cell table:style-name="Таблица1.E45" office:value-type="string">
            <text:p text:style-name="P71">3pt</text:p>
          </table:table-cell>
          <table:table-cell table:style-name="Таблица1.F44" office:value-type="string">
            <text:p text:style-name="P71">3pt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45" office:value-type="string">
            <text:p text:style-name="P68"/>
          </table:table-cell>
          <table:table-cell table:style-name="Таблица1.C45" office:value-type="string">
            <text:p text:style-name="P68"/>
          </table:table-cell>
          <table:table-cell table:style-name="Таблица1.D45" office:value-type="string">
            <text:p text:style-name="P68"/>
          </table:table-cell>
          <table:table-cell table:style-name="Таблица1.E45" office:value-type="string">
            <text:p text:style-name="P68"/>
          </table:table-cell>
          <table:table-cell table:style-name="Таблица1.F45" office:value-type="string">
            <text:p text:style-name="P68"/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46" office:value-type="string">
            <text:p text:style-name="P68"/>
          </table:table-cell>
          <table:table-cell table:style-name="Таблица1.C46" office:value-type="string">
            <text:p text:style-name="P68"/>
          </table:table-cell>
          <table:table-cell table:style-name="Таблица1.D46" office:value-type="string">
            <text:p text:style-name="P68"/>
          </table:table-cell>
          <table:table-cell table:style-name="Таблица1.E46" office:value-type="string">
            <text:p text:style-name="P68"/>
          </table:table-cell>
          <table:table-cell table:style-name="Таблица1.F46" office:value-type="string">
            <text:p text:style-name="P6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_5f_1" style:display-name="Charact_1" style:family="text">
      <style:text-properties fo:language="zxx" fo:country="none" officeooo:rsid="002322ce" fo:background-color="#ff99cc" style:font-size-asian="10.5pt" style:language-asian="zxx" style:country-asian="none" style:language-complex="zxx" style:country-complex="none" style:shadow="none"/>
    </style:style>
    <style:style style:name="Charact_5f_2" style:display-name="Charact_2" style:family="text">
      <style:text-properties fo:language="zxx" fo:country="none" officeooo:rsid="002322ce" fo:background-color="#ff3333" style:language-asian="zxx" style:country-asian="none" style:language-complex="zxx" style:country-complex="none"/>
    </style:style>
    <style:style style:name="Charact_5f_3" style:display-name="Charact_3" style:family="text">
      <style:text-properties fo:language="zxx" fo:country="none" officeooo:rsid="002322ce" fo:background-color="#ff9900" style:language-asian="zxx" style:country-asian="none" style:language-complex="zxx" style:country-complex="none"/>
    </style:style>
    <style:style style:name="Charact_5f_4" style:display-name="Charact_4" style:family="text" style:parent-style-name="Charact_5f_1">
      <style:text-properties fo:language="zxx" fo:country="none" officeooo:rsid="002322ce" fo:background-color="#99ffff" style:font-size-asian="10.5pt" style:language-asian="zxx" style:country-asian="none" style:language-complex="zxx" style:country-complex="none" style:shadow="none"/>
    </style:style>
    <style:style style:name="Charact_5f_5" style:display-name="Charact_5" style:family="text" style:parent-style-name="Charact_5f_1">
      <style:text-properties fo:language="zxx" fo:country="none" officeooo:rsid="002322ce" fo:background-color="#cc9900" style:font-size-asian="10.5pt" style:language-asian="zxx" style:country-asian="none" style:language-complex="zxx" style:country-complex="none" style:shadow="none"/>
    </style:style>
    <style:style style:name="Charact_5f_6" style:display-name="Charact_6" style:family="text" style:parent-style-name="Charact_5f_1">
      <style:text-properties fo:language="zxx" fo:country="none" officeooo:rsid="002322ce" fo:background-color="#ffff66" style:font-size-asian="10.5pt" style:language-asian="zxx" style:country-asian="none" style:language-complex="zxx" style:country-complex="none" style:shadow="none"/>
    </style:style>
    <style:style style:name="Charact_5f_7" style:display-name="Charact_7" style:family="text" style:parent-style-name="Charact_5f_1">
      <style:text-properties fo:language="zxx" fo:country="none" officeooo:rsid="002322ce" fo:background-color="#cccccc" style:font-size-asian="10.5pt" style:language-asian="zxx" style:country-asian="none" style:language-complex="zxx" style:country-complex="none" style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6M1S</meta:editing-duration>
    <meta:editing-cycles>136</meta:editing-cycles>
    <meta:generator>LibreOffice/4.2.4.2$Windows_x86 LibreOffice_project/63150712c6d317d27ce2db16eb94c2f3d7b699f8</meta:generator>
    <dc:date>2014-07-21T08:40:46.492000000</dc:date>
    <meta:document-statistic meta:table-count="1" meta:image-count="0" meta:object-count="0" meta:page-count="3" meta:paragraph-count="266" meta:word-count="679" meta:character-count="3236" meta:non-whitespace-character-count="2825"/>
    <meta:user-defined meta:name="Info 1"/>
    <meta:user-defined meta:name="Info 2"/>
    <meta:user-defined meta:name="Info 3"/>
    <meta:user-defined meta:name="Info 4"/>
  </office:meta>
</office:document-meta>
</file>